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Mangal1" svg:font-family="Mangal"/>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4.4132in" table:align="left"/>
    </style:style>
    <style:style style:name="Table1.A" style:family="table-column">
      <style:table-column-properties style:column-width="3.4625in"/>
    </style:style>
    <style:style style:name="Table1.B" style:family="table-column">
      <style:table-column-properties style:column-width="0.9507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list-style-name="L16">
      <style:paragraph-properties style:line-height-at-least="0.1465in"/>
      <style:text-properties fo:font-variant="normal" fo:text-transform="none" fo:color="#000000" style:font-name="Verdana" fo:font-size="10pt" fo:letter-spacing="normal" fo:font-style="normal" fo:font-weight="bold" officeooo:rsid="000c532e" officeooo:paragraph-rsid="0033cc47" style:font-size-asian="10pt" style:font-weight-asian="bold" style:font-name-complex="Verdana" style:font-size-complex="10pt" style:font-weight-complex="bold"/>
    </style:style>
    <style:style style:name="P2" style:family="paragraph" style:parent-style-name="Text_20_body">
      <style:paragraph-properties style:line-height-at-least="0.1465in"/>
      <style:text-properties fo:font-variant="normal" fo:text-transform="none" fo:color="#000000" style:font-name="Verdana" fo:font-size="10pt" fo:letter-spacing="normal" fo:font-style="normal" fo:font-weight="bold" officeooo:rsid="000c532e" officeooo:paragraph-rsid="0033cc47" style:font-size-asian="10pt" style:font-weight-asian="bold" style:font-name-complex="Verdana" style:font-size-complex="10pt" style:font-weight-complex="bold"/>
    </style:style>
    <style:style style:name="P3" style:family="paragraph" style:parent-style-name="Text_20_body">
      <style:paragraph-properties style:line-height-at-least="0.1465in"/>
      <style:text-properties fo:font-variant="normal" fo:text-transform="none" fo:color="#000000" style:font-name="Verdana" fo:font-size="10pt" fo:letter-spacing="normal" fo:font-style="normal" fo:font-weight="bold" officeooo:rsid="002b1438" officeooo:paragraph-rsid="002b1438" style:font-size-asian="10pt" style:font-weight-asian="bold" style:font-name-complex="Verdana" style:font-size-complex="10pt" style:font-weight-complex="bold"/>
    </style:style>
    <style:style style:name="P4" style:family="paragraph" style:parent-style-name="Text_20_body">
      <style:paragraph-properties style:line-height-at-least="0.1465in"/>
      <style:text-properties fo:font-variant="normal" fo:text-transform="none" fo:color="#000000" style:font-name="Verdana" fo:font-size="10pt" fo:letter-spacing="normal" fo:font-style="normal" fo:font-weight="normal" officeooo:rsid="000a3927" officeooo:paragraph-rsid="0033cc47" style:font-size-asian="10pt" style:font-weight-asian="bold" style:font-name-complex="Verdana" style:font-size-complex="10pt" style:font-weight-complex="bold"/>
    </style:style>
    <style:style style:name="P5" style:family="paragraph" style:parent-style-name="Text_20_body">
      <style:paragraph-properties style:line-height-at-least="0.1465in"/>
      <style:text-properties fo:font-variant="normal" fo:text-transform="none" fo:color="#000000" style:font-name="Verdana" fo:font-size="10pt" fo:letter-spacing="normal" fo:font-style="normal" fo:font-weight="normal" officeooo:rsid="00217b5f" officeooo:paragraph-rsid="0033cc47" style:font-size-asian="10pt" style:font-weight-asian="bold" style:font-name-complex="Verdana" style:font-size-complex="10pt" style:font-weight-complex="bold"/>
    </style:style>
    <style:style style:name="P6" style:family="paragraph" style:parent-style-name="Text_20_body">
      <style:paragraph-properties style:line-height-at-least="0.1465in"/>
      <style:text-properties fo:font-variant="normal" fo:text-transform="none" fo:color="#000000" style:font-name="Verdana" fo:font-size="10pt" fo:letter-spacing="normal" fo:font-style="normal" fo:font-weight="normal" officeooo:rsid="00217b5f" officeooo:paragraph-rsid="00266966" style:font-size-asian="10pt" style:font-weight-asian="bold" style:font-name-complex="Verdana" style:font-size-complex="10pt" style:font-weight-complex="bold"/>
    </style:style>
    <style:style style:name="P7" style:family="paragraph" style:parent-style-name="Text_20_body">
      <style:paragraph-properties style:line-height-at-least="0.1465in" fo:text-align="start" style:justify-single-word="false"/>
      <style:text-properties fo:font-variant="normal" fo:text-transform="none" fo:color="#000000" style:font-name="Verdana" fo:font-size="20pt" fo:letter-spacing="normal" fo:font-style="normal" fo:font-weight="bold" officeooo:rsid="00462da3" officeooo:paragraph-rsid="00462da3" style:font-size-asian="20pt" style:font-weight-asian="bold" style:font-name-complex="Verdana" style:font-size-complex="20pt" style:font-weight-complex="bold"/>
    </style:style>
    <style:style style:name="P8" style:family="paragraph" style:parent-style-name="Text_20_body">
      <style:paragraph-properties style:line-height-at-least="0.1465in" fo:text-align="start" style:justify-single-word="false"/>
      <style:text-properties fo:font-variant="normal" fo:text-transform="none" fo:color="#000000" style:font-name="Verdana" fo:font-size="20pt" fo:letter-spacing="normal" fo:font-style="normal" fo:font-weight="bold" officeooo:rsid="0054ec58" officeooo:paragraph-rsid="0054ec58" style:font-size-asian="20pt" style:font-weight-asian="bold" style:font-name-complex="Verdana" style:font-size-complex="20pt" style:font-weight-complex="bold"/>
    </style:style>
    <style:style style:name="P9" style:family="paragraph" style:parent-style-name="Text_20_body">
      <style:paragraph-properties style:line-height-at-least="0.1465in" fo:text-align="start" style:justify-single-word="false"/>
      <style:text-properties fo:font-variant="normal" fo:text-transform="none" fo:color="#000000" style:font-name="Verdana" fo:font-size="20pt" fo:letter-spacing="normal" fo:font-style="normal" fo:font-weight="bold" officeooo:rsid="004010b8" officeooo:paragraph-rsid="004010b8" style:font-size-asian="20pt" style:font-weight-asian="bold" style:font-name-complex="Verdana" style:font-size-complex="20pt" style:font-weight-complex="bold"/>
    </style:style>
    <style:style style:name="P10" style:family="paragraph" style:parent-style-name="Text_20_body">
      <style:paragraph-properties style:line-height-at-least="0.1465in" fo:text-align="start" style:justify-single-word="false"/>
      <style:text-properties fo:font-variant="normal" fo:text-transform="none" fo:color="#000000" style:font-name="Verdana" fo:font-size="20pt" fo:letter-spacing="normal" fo:font-style="normal" fo:font-weight="bold" officeooo:rsid="004010b8" officeooo:paragraph-rsid="0042c984" style:font-size-asian="20pt" style:font-weight-asian="bold" style:font-name-complex="Verdana" style:font-size-complex="20pt" style:font-weight-complex="bold"/>
    </style:style>
    <style:style style:name="P11" style:family="paragraph" style:parent-style-name="Text_20_body">
      <style:paragraph-properties style:line-height-at-least="0.1465in" fo:text-align="start" style:justify-single-word="false"/>
      <style:text-properties fo:font-variant="normal" fo:text-transform="none" fo:color="#000000" style:font-name="Verdana" fo:font-size="20pt" fo:letter-spacing="normal" fo:font-style="normal" fo:font-weight="bold" officeooo:rsid="004010b8" officeooo:paragraph-rsid="004db503" style:font-size-asian="20pt" style:font-weight-asian="bold" style:font-name-complex="Verdana" style:font-size-complex="20pt" style:font-weight-complex="bold"/>
    </style:style>
    <style:style style:name="P12" style:family="paragraph" style:parent-style-name="Text_20_body">
      <style:paragraph-properties style:line-height-at-least="0.1465in" fo:text-align="start" style:justify-single-word="false"/>
      <style:text-properties fo:font-variant="normal" fo:text-transform="none" fo:color="#000000" style:font-name="Verdana" fo:font-size="20pt" fo:letter-spacing="normal" fo:font-style="normal" fo:font-weight="bold" officeooo:rsid="004db503" officeooo:paragraph-rsid="004db503" style:font-size-asian="20pt" style:font-weight-asian="bold" style:font-name-complex="Verdana" style:font-size-complex="20pt" style:font-weight-complex="bold"/>
    </style:style>
    <style:style style:name="P13" style:family="paragraph" style:parent-style-name="Text_20_body">
      <style:paragraph-properties style:line-height-at-least="0.1465in" fo:text-align="start" style:justify-single-word="false"/>
      <style:text-properties fo:font-variant="normal" fo:text-transform="none" fo:color="#000000" style:font-name="Verdana" fo:font-size="20pt" fo:letter-spacing="normal" fo:font-style="normal" fo:font-weight="bold" officeooo:rsid="00443f1c" officeooo:paragraph-rsid="00462da3" style:font-size-asian="20pt" style:font-weight-asian="bold" style:font-name-complex="Verdana" style:font-size-complex="20pt" style:font-weight-complex="bold"/>
    </style:style>
    <style:style style:name="P14" style:family="paragraph" style:parent-style-name="Text_20_body">
      <style:paragraph-properties style:line-height-at-least="0.1465in" fo:text-align="start" style:justify-single-word="false"/>
      <style:text-properties fo:font-variant="normal" fo:text-transform="none" fo:color="#000000" style:font-name="Verdana" fo:font-size="20pt" fo:letter-spacing="normal" fo:font-style="normal" fo:font-weight="bold" officeooo:rsid="00443f1c" officeooo:paragraph-rsid="00443f1c" style:font-size-asian="20pt" style:font-weight-asian="bold" style:font-name-complex="Verdana" style:font-size-complex="20pt" style:font-weight-complex="bold"/>
    </style:style>
    <style:style style:name="P15" style:family="paragraph" style:parent-style-name="Text_20_body">
      <style:paragraph-properties style:line-height-at-least="0.1465in" fo:text-align="start" style:justify-single-word="false"/>
      <style:text-properties fo:font-variant="normal" fo:text-transform="none" fo:color="#000000" style:font-name="Verdana" fo:font-size="20pt" fo:letter-spacing="normal" fo:font-style="normal" fo:font-weight="bold" officeooo:rsid="0047906f" officeooo:paragraph-rsid="0047906f" style:font-size-asian="20pt" style:font-weight-asian="bold" style:font-name-complex="Verdana" style:font-size-complex="20pt" style:font-weight-complex="bold"/>
    </style:style>
    <style:style style:name="P16" style:family="paragraph" style:parent-style-name="Text_20_body">
      <style:paragraph-properties style:line-height-at-least="0.1465in" fo:text-align="start" style:justify-single-word="false"/>
      <style:text-properties fo:font-variant="normal" fo:text-transform="none" fo:color="#000000" style:font-name="Verdana" fo:font-size="20pt" fo:letter-spacing="normal" fo:font-style="normal" fo:font-weight="bold" officeooo:rsid="00476d09" officeooo:paragraph-rsid="00476d09" style:font-size-asian="20pt" style:font-weight-asian="bold" style:font-name-complex="Verdana" style:font-size-complex="20pt" style:font-weight-complex="bold"/>
    </style:style>
    <style:style style:name="P17" style:family="paragraph" style:parent-style-name="Text_20_body">
      <style:paragraph-properties style:line-height-at-least="0.1465in"/>
      <style:text-properties fo:font-variant="normal" fo:text-transform="none" fo:color="#000000" style:text-position="0% 100%" style:font-name="Verdana" fo:font-size="10pt" fo:letter-spacing="normal" fo:font-style="normal" fo:font-weight="bold" officeooo:rsid="00266966" officeooo:paragraph-rsid="00266966" style:font-size-asian="10pt" style:font-weight-asian="bold" style:font-name-complex="Verdana" style:font-size-complex="10pt" style:font-weight-complex="bold"/>
    </style:style>
    <style:style style:name="P18" style:family="paragraph" style:parent-style-name="Text_20_body">
      <style:paragraph-properties style:line-height-at-least="0.1465in"/>
      <style:text-properties fo:font-variant="normal" fo:text-transform="none" fo:color="#000000" style:text-position="0% 100%" style:font-name="Verdana" fo:font-size="10pt" fo:letter-spacing="normal" fo:font-style="normal" fo:font-weight="normal" officeooo:rsid="00266966" officeooo:paragraph-rsid="00266966" style:font-size-asian="10pt" style:font-weight-asian="bold" style:font-name-complex="Verdana" style:font-size-complex="10pt" style:font-weight-complex="bold"/>
    </style:style>
    <style:style style:name="P19"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29cc1" officeooo:paragraph-rsid="004db503" style:font-size-asian="20pt" style:font-weight-asian="bold" style:font-name-complex="Verdana" style:font-size-complex="20pt" style:font-weight-complex="bold"/>
    </style:style>
    <style:style style:name="P20"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16bb9" officeooo:paragraph-rsid="00416bb9" style:font-size-asian="20pt" style:font-weight-asian="bold" style:font-name-complex="Verdana" style:font-size-complex="20pt" style:font-weight-complex="bold"/>
    </style:style>
    <style:style style:name="P21"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43f1c" officeooo:paragraph-rsid="00443f1c" style:font-size-asian="20pt" style:font-weight-asian="bold" style:font-name-complex="Verdana" style:font-size-complex="20pt" style:font-weight-complex="bold"/>
    </style:style>
    <style:style style:name="P22"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43f1c" officeooo:paragraph-rsid="00462da3" style:font-size-asian="20pt" style:font-weight-asian="bold" style:font-name-complex="Verdana" style:font-size-complex="20pt" style:font-weight-complex="bold"/>
    </style:style>
    <style:style style:name="P23"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62da3" officeooo:paragraph-rsid="0056ef7d" style:font-size-asian="20pt" style:font-weight-asian="bold" style:font-name-complex="Verdana" style:font-size-complex="20pt" style:font-weight-complex="bold"/>
    </style:style>
    <style:style style:name="P24"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76d09" officeooo:paragraph-rsid="00476d09" style:font-size-asian="20pt" style:font-weight-asian="bold" style:font-name-complex="Verdana" style:font-size-complex="20pt" style:font-weight-complex="bold"/>
    </style:style>
    <style:style style:name="P25"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7906f" officeooo:paragraph-rsid="00476d09" style:font-size-asian="20pt" style:font-weight-asian="bold" style:font-name-complex="Verdana" style:font-size-complex="20pt" style:font-weight-complex="bold"/>
    </style:style>
    <style:style style:name="P26"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7906f" officeooo:paragraph-rsid="0047906f" style:font-size-asian="20pt" style:font-weight-asian="bold" style:font-name-complex="Verdana" style:font-size-complex="20pt" style:font-weight-complex="bold"/>
    </style:style>
    <style:style style:name="P27"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010b8" officeooo:paragraph-rsid="004010b8" style:font-size-asian="20pt" style:font-weight-asian="bold" style:font-name-complex="Verdana" style:font-size-complex="20pt" style:font-weight-complex="bold"/>
    </style:style>
    <style:style style:name="P28"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54ec58" officeooo:paragraph-rsid="0054ec58" style:font-size-asian="20pt" style:font-weight-asian="bold" style:font-name-complex="Verdana" style:font-size-complex="20pt" style:font-weight-complex="bold"/>
    </style:style>
    <style:style style:name="P29"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55e205" officeooo:paragraph-rsid="0055e205" style:font-size-asian="20pt" style:font-weight-asian="bold" style:font-name-complex="Verdana" style:font-size-complex="20pt" style:font-weight-complex="bold"/>
    </style:style>
    <style:style style:name="P30" style:family="paragraph" style:parent-style-name="Text_20_body">
      <style:paragraph-properties style:line-height-at-least="0.1465in"/>
      <style:text-properties fo:font-size="10pt" officeooo:rsid="00266966" officeooo:paragraph-rsid="00266966" style:font-size-asian="10pt" style:font-size-complex="10pt"/>
    </style:style>
    <style:style style:name="P31"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27d19a" officeooo:paragraph-rsid="0027d19a" style:font-size-asian="10pt" style:font-name-complex="Verdana" style:font-size-complex="10pt"/>
    </style:style>
    <style:style style:name="P32"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0d2dd8" officeooo:paragraph-rsid="00189878" style:font-size-asian="10pt" style:font-name-complex="Verdana" style:font-size-complex="10pt"/>
    </style:style>
    <style:style style:name="P33"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27d19a" officeooo:paragraph-rsid="0027d19a" style:font-size-asian="10pt" style:font-style-asian="normal" style:font-name-complex="Verdana" style:font-size-complex="10pt" style:font-style-complex="normal"/>
    </style:style>
    <style:style style:name="P34"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28cfd9" officeooo:paragraph-rsid="0028cfd9" style:font-size-asian="10pt" style:font-style-asian="normal" style:font-name-complex="Verdana" style:font-size-complex="10pt" style:font-style-complex="normal"/>
    </style:style>
    <style:style style:name="P35"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2b1438" officeooo:paragraph-rsid="002b1438" style:font-size-asian="10pt" style:font-style-asian="normal" style:font-weight-asian="bold" style:font-name-complex="Verdana" style:font-size-complex="10pt" style:font-style-complex="normal" style:font-weight-complex="bold"/>
    </style:style>
    <style:style style:name="P36"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217b5f" officeooo:paragraph-rsid="0027d19a" style:font-size-asian="10pt" style:font-weight-asian="bold" style:font-name-complex="Verdana" style:font-size-complex="10pt" style:font-weight-complex="bold"/>
    </style:style>
    <style:style style:name="P37"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italic" fo:font-weight="normal" officeooo:rsid="0027d19a" officeooo:paragraph-rsid="0027d19a" style:font-size-asian="10pt" style:font-style-asian="italic" style:font-name-complex="Verdana" style:font-size-complex="10pt" style:font-style-complex="italic"/>
    </style:style>
    <style:style style:name="P38"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705f51" style:font-name="Arial1" fo:font-size="8.25pt" fo:letter-spacing="normal" fo:font-style="normal" fo:font-weight="normal" officeooo:paragraph-rsid="002b1438" style:font-size-asian="10pt" style:font-name-complex="Verdana" style:font-size-complex="10pt"/>
    </style:style>
    <style:style style:name="P39"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03d8cb6"/>
    </style:style>
    <style:style style:name="P40"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027d19a"/>
    </style:style>
    <style:style style:name="P41"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02dd32b"/>
    </style:style>
    <style:style style:name="P42"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037b012"/>
    </style:style>
    <style:style style:name="P43"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05d8001"/>
    </style:style>
    <style:style style:name="P44"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rsid="0057e458" officeooo:paragraph-rsid="0057e458"/>
    </style:style>
    <style:style style:name="P45"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style="normal" officeooo:rsid="0027d19a" officeooo:paragraph-rsid="0027d19a" style:font-style-asian="normal" style:font-style-complex="normal"/>
    </style:style>
    <style:style style:name="P46"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style="normal" officeooo:rsid="0027d19a" officeooo:paragraph-rsid="0028cfd9" style:font-style-asian="normal" style:font-style-complex="normal"/>
    </style:style>
    <style:style style:name="P47"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style="normal" officeooo:rsid="0027d19a" officeooo:paragraph-rsid="0029a7e3" style:font-style-asian="normal" style:font-style-complex="normal"/>
    </style:style>
    <style:style style:name="P48"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rsid="0027d19a" officeooo:paragraph-rsid="0027d19a"/>
    </style:style>
    <style:style style:name="P49"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italic" style:text-underline-style="solid" style:text-underline-width="auto" style:text-underline-color="font-color" fo:font-weight="normal" officeooo:rsid="004e9c21" officeooo:paragraph-rsid="004e9c21" style:font-size-asian="16pt" style:font-style-asian="italic" style:font-weight-asian="normal" style:font-name-complex="Verdana" style:font-size-complex="16pt" style:font-style-complex="italic" style:font-weight-complex="normal"/>
    </style:style>
    <style:style style:name="P50"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4e9c21" officeooo:paragraph-rsid="004e9c21" style:font-size-asian="16pt" style:font-style-asian="normal" style:font-weight-asian="normal" style:font-name-complex="Verdana" style:font-size-complex="16pt" style:font-style-complex="normal" style:font-weight-complex="normal"/>
    </style:style>
    <style:style style:name="P51"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4f1332" officeooo:paragraph-rsid="004f1332" style:font-size-asian="16pt" style:font-style-asian="normal" style:font-weight-asian="normal" style:font-name-complex="Verdana" style:font-size-complex="16pt" style:font-style-complex="normal" style:font-weight-complex="normal"/>
    </style:style>
    <style:style style:name="P52"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Verdana" fo:font-size="20pt" fo:letter-spacing="normal" fo:font-style="italic" fo:font-weight="normal" officeooo:rsid="004e3e51" officeooo:paragraph-rsid="004e3e51" style:font-size-asian="20pt" style:font-style-asian="italic" style:font-weight-asian="normal" style:font-name-complex="Verdana" style:font-size-complex="20pt" style:font-style-complex="italic" style:font-weight-complex="normal"/>
    </style:style>
    <style:style style:name="P53"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font-name="Verdana" fo:font-size="16pt" fo:letter-spacing="normal" fo:font-style="normal" style:text-underline-style="none" fo:font-weight="normal" officeooo:rsid="004e9c21" officeooo:paragraph-rsid="004e9c21" style:font-size-asian="16pt" style:font-style-asian="normal" style:font-weight-asian="normal" style:font-name-complex="Verdana" style:font-size-complex="16pt" style:font-style-complex="normal" style:font-weight-complex="normal"/>
    </style:style>
    <style:style style:name="P54" style:family="paragraph" style:parent-style-name="Text_20_body">
      <style:paragraph-properties fo:margin-left="0in" fo:margin-right="0in" fo:margin-top="0in" fo:margin-bottom="0.1043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paragraph-rsid="003277d5" style:font-size-asian="10pt" style:font-name-complex="Verdana" style:font-size-complex="10pt"/>
    </style:style>
    <style:style style:name="P55" style:family="paragraph" style:parent-style-name="Text_20_body" style:list-style-name="L17">
      <style:paragraph-properties fo:margin-top="0in" fo:margin-bottom="0in" style:contextual-spacing="false" style:line-height-at-least="0.1665in" fo:padding="0in" fo:border="none"/>
      <style:text-properties fo:font-style="normal" officeooo:rsid="0029a7e3" officeooo:paragraph-rsid="0029a7e3" style:font-style-asian="normal" style:font-style-complex="normal"/>
    </style:style>
    <style:style style:name="P56" style:family="paragraph" style:parent-style-name="Text_20_body">
      <style:paragraph-properties fo:margin-top="0in" fo:margin-bottom="0in" style:contextual-spacing="false" style:line-height-at-least="0.1665in" fo:padding="0in" fo:border="none"/>
      <style:text-properties fo:font-style="normal" officeooo:rsid="0029a7e3" officeooo:paragraph-rsid="0035d5bb" style:font-style-asian="normal" style:font-style-complex="normal"/>
    </style:style>
    <style:style style:name="P57" style:family="paragraph" style:parent-style-name="Text_20_body">
      <style:paragraph-properties fo:margin-top="0in" fo:margin-bottom="0in" style:contextual-spacing="false" style:line-height-at-least="0.1665in" fo:padding="0in" fo:border="none"/>
      <style:text-properties fo:font-variant="normal" fo:text-transform="none" fo:color="#000000" style:font-name="Verdana" fo:font-size="10pt" fo:letter-spacing="normal" fo:font-style="normal" fo:font-weight="normal" officeooo:rsid="0029a7e3" officeooo:paragraph-rsid="0029a7e3" style:font-size-asian="10pt" style:font-style-asian="normal" style:font-name-complex="Verdana" style:font-size-complex="10pt" style:font-style-complex="normal"/>
    </style:style>
    <style:style style:name="P58" style:family="paragraph" style:parent-style-name="Text_20_body" style:list-style-name="L21">
      <style:paragraph-properties fo:margin-top="0in" fo:margin-bottom="0in" style:contextual-spacing="false"/>
      <style:text-properties officeooo:paragraph-rsid="0056ef7d"/>
    </style:style>
    <style:style style:name="P59" style:family="paragraph" style:parent-style-name="Text_20_body" style:list-style-name="L21">
      <style:paragraph-properties fo:margin-top="0in" fo:margin-bottom="0in" style:contextual-spacing="false"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55e205" officeooo:paragraph-rsid="0056ef7d" style:font-size-asian="20pt" style:font-weight-asian="bold" style:font-name-complex="Verdana" style:font-size-complex="20pt" style:font-weight-complex="bold"/>
    </style:style>
    <style:style style:name="P60" style:family="paragraph" style:parent-style-name="Text_20_body" style:list-style-name="L16">
      <style:paragraph-properties fo:margin-left="0.0626in" fo:margin-right="0.1874in" fo:margin-top="0.0626in" fo:margin-bottom="0.0626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paragraph-rsid="003277d5" style:font-size-asian="10pt" style:font-name-complex="Verdana" style:font-size-complex="10pt"/>
    </style:style>
    <style:style style:name="P61" style:family="paragraph" style:parent-style-name="Text_20_body">
      <style:paragraph-properties style:line-height-at-least="0.1465in" fo:text-align="center" style:justify-single-word="false" fo:break-before="page"/>
      <style:text-properties fo:font-variant="normal" fo:text-transform="none" fo:color="#000000" style:text-position="super 58%" style:font-name="Verdana" fo:font-size="15pt" fo:letter-spacing="normal" fo:font-style="normal" fo:font-weight="normal" officeooo:rsid="0022fe93" officeooo:paragraph-rsid="003e9038" style:font-size-asian="15pt" style:font-weight-asian="bold" style:font-name-complex="Verdana" style:font-size-complex="15pt" style:font-weight-complex="bold"/>
    </style:style>
    <style:style style:name="P62" style:family="paragraph" style:parent-style-name="Text_20_body">
      <style:paragraph-properties style:line-height-at-least="0.1465in" fo:text-align="start" style:justify-single-word="false" fo:break-before="page"/>
      <style:text-properties fo:font-variant="normal" fo:text-transform="none" fo:color="#000000" style:font-name="Verdana" fo:font-size="20pt" fo:letter-spacing="normal" fo:font-style="normal" fo:font-weight="bold" officeooo:rsid="004010b8" officeooo:paragraph-rsid="004010b8" style:font-size-asian="20pt" style:font-weight-asian="bold" style:font-name-complex="Verdana" style:font-size-complex="20pt" style:font-weight-complex="bold"/>
    </style:style>
    <style:style style:name="P63" style:family="paragraph" style:parent-style-name="Text_20_body">
      <style:paragraph-properties fo:margin-left="0.9846in" fo:margin-right="0in" style:line-height-at-least="0.1465in" fo:text-align="start" style:justify-single-word="false" fo:text-indent="0in" style:auto-text-indent="false"/>
      <style:text-properties fo:font-variant="normal" fo:text-transform="none" fo:color="#000000" style:text-position="super 58%" style:font-name="Verdana" fo:font-size="20pt" fo:letter-spacing="normal" fo:font-style="normal" fo:font-weight="bold" officeooo:rsid="004e3e51" officeooo:paragraph-rsid="004e3e51" style:font-size-asian="20pt" style:font-weight-asian="bold" style:font-name-complex="Verdana" style:font-size-complex="20pt" style:font-weight-complex="bold"/>
    </style:style>
    <style:style style:name="P64" style:family="paragraph" style:parent-style-name="Text_20_body">
      <style:paragraph-properties fo:margin-left="0.9846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fo:font-weight="bold" officeooo:rsid="004e9c21" officeooo:paragraph-rsid="004e9c21" style:font-size-asian="16pt" style:font-weight-asian="bold" style:font-name-complex="Verdana" style:font-size-complex="16pt" style:font-weight-complex="bold"/>
    </style:style>
    <style:style style:name="P65" style:family="paragraph" style:parent-style-name="Text_20_body">
      <style:paragraph-properties fo:margin-left="0.9846in" fo:margin-right="0in" style:line-height-at-least="0.1465in" fo:text-align="start" style:justify-single-word="false" fo:text-indent="0in" style:auto-text-indent="false"/>
      <style:text-properties fo:font-variant="normal" fo:text-transform="none" fo:color="#000000" style:font-name="Verdana" fo:font-size="20pt" fo:letter-spacing="normal" fo:font-style="normal" fo:font-weight="bold" officeooo:rsid="004e3e51" officeooo:paragraph-rsid="004e3e51" style:font-size-asian="20pt" style:font-weight-asian="bold" style:font-name-complex="Verdana" style:font-size-complex="20pt" style:font-weight-complex="bold"/>
    </style:style>
    <style:style style:name="P66" style:family="paragraph" style:parent-style-name="Text_20_body">
      <style:paragraph-properties fo:margin-left="0.9846in" fo:margin-right="0in" style:line-height-at-least="0.1465in" fo:text-align="start" style:justify-single-word="false" fo:text-indent="0in" style:auto-text-indent="false"/>
      <style:text-properties fo:font-variant="normal" fo:text-transform="none" fo:color="#000000" style:font-name="Verdana" fo:font-size="20pt" fo:letter-spacing="normal" fo:font-style="normal" fo:font-weight="bold" officeooo:rsid="004010b8" officeooo:paragraph-rsid="004e9c21" style:font-size-asian="20pt" style:font-weight-asian="bold" style:font-name-complex="Verdana" style:font-size-complex="20pt" style:font-weight-complex="bold"/>
    </style:style>
    <style:style style:name="P67" style:family="paragraph" style:parent-style-name="Text_20_body">
      <style:paragraph-properties fo:margin-left="0.9846in" fo:margin-right="0in" style:line-height-at-least="0.1465in" fo:text-align="start" style:justify-single-word="false" fo:text-indent="0in" style:auto-text-indent="false"/>
      <style:text-properties fo:font-variant="normal" fo:text-transform="none" fo:color="#000000" style:font-name="Verdana" fo:font-size="20pt" fo:letter-spacing="normal" fo:font-style="normal" fo:font-weight="bold" officeooo:rsid="0045aae3" officeooo:paragraph-rsid="0045aae3" style:font-size-asian="20pt" style:font-weight-asian="bold" style:font-name-complex="Verdana" style:font-size-complex="20pt" style:font-weight-complex="bold"/>
    </style:style>
    <style:style style:name="P68" style:family="paragraph" style:parent-style-name="Standard">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62da3" officeooo:paragraph-rsid="0056ef7d" style:font-size-asian="20pt" style:font-weight-asian="bold" style:font-name-complex="Verdana" style:font-size-complex="20pt" style:font-weight-complex="bold"/>
    </style:style>
    <style:style style:name="P69" style:family="paragraph" style:parent-style-name="Standard">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43f1c" officeooo:paragraph-rsid="00443f1c" style:font-size-asian="20pt" style:font-weight-asian="bold" style:font-name-complex="Verdana" style:font-size-complex="20pt" style:font-weight-complex="bold"/>
    </style:style>
    <style:style style:name="P70" style:family="paragraph" style:parent-style-name="Standard">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266966" officeooo:paragraph-rsid="0033cc47" style:font-size-asian="10pt" style:font-name-complex="Verdana" style:font-size-complex="10pt"/>
    </style:style>
    <style:style style:name="P71" style:family="paragraph" style:parent-style-name="Standard">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Verdana" fo:font-size="10pt" fo:letter-spacing="normal" fo:font-style="italic" fo:font-weight="normal" officeooo:rsid="00619118" officeooo:paragraph-rsid="00619118" style:font-size-asian="10pt" style:font-style-asian="italic" style:font-name-complex="Verdana" style:font-size-complex="10pt" style:font-style-complex="italic"/>
    </style:style>
    <style:style style:name="P72" style:family="paragraph" style:parent-style-name="Standard">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Verdana" fo:font-size="10pt" fo:letter-spacing="normal" fo:font-style="italic" fo:font-weight="normal" officeooo:rsid="00619118" officeooo:paragraph-rsid="0068de33" style:font-size-asian="10pt" style:font-style-asian="italic" style:font-name-complex="Verdana" style:font-size-complex="10pt" style:font-style-complex="italic"/>
    </style:style>
    <style:style style:name="P73" style:family="paragraph" style:parent-style-name="Normal_20__28_Web_29_">
      <style:paragraph-properties style:line-height-at-least="0.1465in"/>
      <style:text-properties style:font-name="Verdana" fo:font-size="10pt" fo:font-weight="normal" officeooo:rsid="0014cc74" officeooo:paragraph-rsid="0030425c" style:font-size-asian="10pt" style:font-weight-asian="normal" style:font-name-complex="Verdana" style:font-size-complex="10pt" style:font-weight-complex="normal"/>
    </style:style>
    <style:style style:name="P74" style:family="paragraph" style:parent-style-name="Normal_20__28_Web_29_" style:list-style-name="L18">
      <style:paragraph-properties style:line-height-at-least="0.1465in"/>
      <style:text-properties style:font-name="Verdana" fo:font-size="10pt" fo:font-weight="normal" officeooo:rsid="001519de" officeooo:paragraph-rsid="0030425c" style:font-size-asian="10pt" style:font-weight-asian="normal" style:font-name-complex="Verdana" style:font-size-complex="10pt" style:font-weight-complex="normal"/>
    </style:style>
    <style:style style:name="P75" style:family="paragraph" style:parent-style-name="Normal_20__28_Web_29_" style:list-style-name="L19">
      <style:paragraph-properties style:line-height-at-least="0.1465in"/>
      <style:text-properties style:font-name="Verdana" fo:font-size="10pt" fo:font-weight="normal" officeooo:rsid="001519de" officeooo:paragraph-rsid="0038f762" style:font-size-asian="10pt" style:font-weight-asian="normal" style:font-name-complex="Verdana" style:font-size-complex="10pt" style:font-weight-complex="normal"/>
    </style:style>
    <style:style style:name="P76" style:family="paragraph" style:parent-style-name="Normal_20__28_Web_29_" style:list-style-name="L19">
      <style:paragraph-properties style:line-height-at-least="0.1465in"/>
      <style:text-properties style:font-name="Verdana" fo:font-size="10pt" fo:font-weight="normal" officeooo:rsid="001519de" officeooo:paragraph-rsid="0030425c" style:font-size-asian="10pt" style:font-weight-asian="normal" style:font-name-complex="Verdana" style:font-size-complex="10pt" style:font-weight-complex="normal"/>
    </style:style>
    <style:style style:name="P77" style:family="paragraph" style:parent-style-name="Normal_20__28_Web_29_">
      <style:paragraph-properties style:line-height-at-least="0.1465in"/>
      <style:text-properties style:font-name="Verdana" fo:font-size="10pt" fo:font-weight="normal" officeooo:rsid="000a3927" officeooo:paragraph-rsid="0057e458" style:font-size-asian="10pt" style:font-weight-asian="normal" style:font-name-complex="Verdana" style:font-size-complex="10pt" style:font-weight-complex="normal"/>
    </style:style>
    <style:style style:name="P78" style:family="paragraph" style:parent-style-name="Normal_20__28_Web_29_">
      <style:paragraph-properties style:line-height-at-least="0.1465in"/>
      <style:text-properties style:font-name="Verdana" fo:font-size="10pt" fo:font-weight="normal" officeooo:rsid="000a3927" officeooo:paragraph-rsid="00619118" style:font-size-asian="10pt" style:font-weight-asian="normal" style:font-name-complex="Verdana" style:font-size-complex="10pt" style:font-weight-complex="normal"/>
    </style:style>
    <style:style style:name="P79" style:family="paragraph" style:parent-style-name="Normal_20__28_Web_29_">
      <style:paragraph-properties style:line-height-at-least="0.1465in"/>
      <style:text-properties style:font-name="Verdana" fo:font-size="10pt" fo:font-weight="normal" officeooo:rsid="0062bdb8" officeooo:paragraph-rsid="0062bdb8" style:font-size-asian="10pt" style:font-weight-asian="normal" style:font-name-complex="Verdana" style:font-size-complex="10pt" style:font-weight-complex="normal"/>
    </style:style>
    <style:style style:name="P80" style:family="paragraph" style:parent-style-name="Normal_20__28_Web_29_">
      <style:paragraph-properties style:line-height-at-least="0.1465in"/>
      <style:text-properties style:font-name="Verdana" fo:font-size="10pt" fo:font-weight="normal" officeooo:rsid="00675b06" officeooo:paragraph-rsid="00675b06" style:font-size-asian="10pt" style:font-weight-asian="normal" style:font-name-complex="Verdana" style:font-size-complex="10pt" style:font-weight-complex="normal"/>
    </style:style>
    <style:style style:name="P81" style:family="paragraph" style:parent-style-name="Normal_20__28_Web_29_">
      <style:paragraph-properties style:line-height-at-least="0.1465in"/>
      <style:text-properties style:font-name="Verdana" fo:font-size="10pt" fo:font-weight="normal" officeooo:rsid="006778ef" officeooo:paragraph-rsid="006778ef" style:font-size-asian="10pt" style:font-weight-asian="normal" style:font-name-complex="Verdana" style:font-size-complex="10pt" style:font-weight-complex="normal"/>
    </style:style>
    <style:style style:name="P82" style:family="paragraph" style:parent-style-name="Normal_20__28_Web_29_">
      <style:paragraph-properties style:line-height-at-least="0.1465in"/>
      <style:text-properties style:font-name="Verdana" fo:font-size="10pt" fo:font-weight="normal" officeooo:rsid="0068523c" officeooo:paragraph-rsid="0068523c" style:font-size-asian="10pt" style:font-weight-asian="normal" style:font-name-complex="Verdana" style:font-size-complex="10pt" style:font-weight-complex="normal"/>
    </style:style>
    <style:style style:name="P83" style:family="paragraph" style:parent-style-name="Normal_20__28_Web_29_" style:list-style-name="L19">
      <style:paragraph-properties style:line-height-at-least="0.1465in"/>
      <style:text-properties style:font-name="Verdana" fo:font-size="10pt" fo:font-weight="bold" officeooo:rsid="00069878" officeooo:paragraph-rsid="0030425c" style:font-size-asian="10pt" style:font-weight-asian="bold" style:font-name-complex="Verdana" style:font-size-complex="10pt" style:font-weight-complex="bold"/>
    </style:style>
    <style:style style:name="P84" style:family="paragraph" style:parent-style-name="Normal_20__28_Web_29_">
      <style:paragraph-properties style:line-height-at-least="0.1465in"/>
      <style:text-properties style:font-name="Verdana" fo:font-size="10pt" fo:font-weight="bold" officeooo:rsid="000a3927" officeooo:paragraph-rsid="0057e458" style:font-size-asian="10pt" style:font-weight-asian="bold" style:font-name-complex="Verdana" style:font-size-complex="10pt" style:font-weight-complex="bold"/>
    </style:style>
    <style:style style:name="P85" style:family="paragraph" style:parent-style-name="Normal_20__28_Web_29_">
      <style:paragraph-properties style:line-height-at-least="0.1465in"/>
      <style:text-properties officeooo:paragraph-rsid="002b1438"/>
    </style:style>
    <style:style style:name="P86" style:family="paragraph" style:parent-style-name="Normal_20__28_Web_29_">
      <style:paragraph-properties style:line-height-at-least="0.1465in"/>
      <style:text-properties officeooo:paragraph-rsid="00050c50"/>
    </style:style>
    <style:style style:name="P87" style:family="paragraph" style:parent-style-name="Normal_20__28_Web_29_">
      <style:paragraph-properties style:line-height-at-least="0.1465in"/>
      <style:text-properties officeooo:paragraph-rsid="003277d5"/>
    </style:style>
    <style:style style:name="P88" style:family="paragraph" style:parent-style-name="Normal_20__28_Web_29_">
      <style:paragraph-properties style:line-height-at-least="0.1465in"/>
      <style:text-properties fo:font-weight="normal" officeooo:rsid="001519de" officeooo:paragraph-rsid="0030425c" style:font-weight-asian="normal" style:font-weight-complex="normal"/>
    </style:style>
    <style:style style:name="P89" style:family="paragraph" style:parent-style-name="Normal_20__28_Web_29_">
      <style:paragraph-properties style:line-height-at-least="0.1465in"/>
      <style:text-properties fo:font-weight="normal" officeooo:rsid="00113252" officeooo:paragraph-rsid="0056ef7d" style:font-weight-asian="normal" style:font-weight-complex="normal"/>
    </style:style>
    <style:style style:name="P90" style:family="paragraph" style:parent-style-name="Normal_20__28_Web_29_">
      <style:paragraph-properties style:line-height-at-least="0.1465in"/>
      <style:text-properties fo:font-weight="normal" officeooo:rsid="00113252" officeooo:paragraph-rsid="0030425c" style:font-weight-asian="normal" style:font-weight-complex="normal"/>
    </style:style>
    <style:style style:name="P91" style:family="paragraph" style:parent-style-name="Normal_20__28_Web_29_">
      <style:paragraph-properties style:line-height-at-least="0.1465in"/>
      <style:text-properties fo:font-weight="normal" officeooo:rsid="000def0d" officeooo:paragraph-rsid="0030425c" style:font-weight-asian="normal" style:font-weight-complex="normal"/>
    </style:style>
    <style:style style:name="P92" style:family="paragraph" style:parent-style-name="Normal_20__28_Web_29_">
      <style:paragraph-properties style:line-height-at-least="0.1465in"/>
      <style:text-properties fo:font-weight="normal" officeooo:rsid="000a3927" officeooo:paragraph-rsid="0057e458" style:font-weight-asian="normal" style:font-weight-complex="normal"/>
    </style:style>
    <style:style style:name="P93" style:family="paragraph" style:parent-style-name="Normal_20__28_Web_29_">
      <style:paragraph-properties style:line-height-at-least="0.1465in"/>
      <style:text-properties fo:font-weight="normal" officeooo:rsid="0014cc74" officeooo:paragraph-rsid="0030425c" style:font-weight-asian="normal" style:font-weight-complex="normal"/>
    </style:style>
    <style:style style:name="P94" style:family="paragraph" style:parent-style-name="Normal_20__28_Web_29_">
      <style:paragraph-properties style:line-height-at-least="0.1465in"/>
      <style:text-properties fo:font-weight="bold" officeooo:rsid="00069878" officeooo:paragraph-rsid="00069878" style:font-weight-asian="bold" style:font-weight-complex="bold"/>
    </style:style>
    <style:style style:name="P95" style:family="paragraph" style:parent-style-name="Normal_20__28_Web_29_">
      <style:paragraph-properties style:line-height-at-least="0.1465in"/>
      <style:text-properties fo:font-weight="bold" officeooo:rsid="000def0d" officeooo:paragraph-rsid="0030425c" style:font-weight-asian="bold" style:font-weight-complex="bold"/>
    </style:style>
    <style:style style:name="P96" style:family="paragraph" style:parent-style-name="Normal_20__28_Web_29_">
      <style:paragraph-properties style:line-height-at-least="0.1465in"/>
      <style:text-properties fo:font-variant="normal" fo:text-transform="none" fo:color="#000000" style:text-position="0% 100%" style:font-name="Verdana" fo:font-size="10pt" fo:letter-spacing="normal" fo:font-style="normal" fo:font-weight="bold" officeooo:rsid="00266966" officeooo:paragraph-rsid="0030425c" style:font-size-asian="10pt" style:font-weight-asian="bold" style:font-name-complex="Verdana" style:font-size-complex="10pt" style:font-weight-complex="bold"/>
    </style:style>
    <style:style style:name="P97" style:family="paragraph" style:parent-style-name="Normal_20__28_Web_29_">
      <style:paragraph-properties style:line-height-at-least="0.1465in"/>
      <style:text-properties fo:font-variant="normal" fo:text-transform="none" fo:color="#000000" style:font-name="Verdana" fo:font-size="10pt" fo:letter-spacing="normal" fo:font-style="normal" fo:font-weight="normal" officeooo:paragraph-rsid="003277d5" style:font-size-asian="10pt" style:font-name-complex="Verdana" style:font-size-complex="10pt"/>
    </style:style>
    <style:style style:name="P98" style:family="paragraph" style:parent-style-name="Normal_20__28_Web_29_">
      <style:paragraph-properties style:line-height-at-least="0.1465in"/>
      <style:text-properties fo:font-variant="normal" fo:text-transform="none" fo:color="#000000" style:font-name="Verdana" fo:font-size="10pt" fo:letter-spacing="normal" fo:font-style="normal" fo:font-weight="normal" officeooo:rsid="000a3927" officeooo:paragraph-rsid="00348fea" style:font-size-asian="10pt" style:font-weight-asian="normal" style:font-name-complex="Verdana" style:font-size-complex="10pt" style:font-weight-complex="normal"/>
    </style:style>
    <style:style style:name="P99" style:family="paragraph" style:parent-style-name="Normal_20__28_Web_29_">
      <style:paragraph-properties style:line-height-at-least="0.1465in"/>
      <style:text-properties fo:color="#000000" style:font-name="Verdana" fo:font-size="10pt" fo:font-weight="bold" officeooo:rsid="000a3927" officeooo:paragraph-rsid="0057e458" style:font-size-asian="10pt" style:font-weight-asian="bold" style:font-name-complex="Verdana" style:font-size-complex="10pt" style:font-weight-complex="bold"/>
    </style:style>
    <style:style style:name="P100" style:family="paragraph" style:parent-style-name="Normal_20__28_Web_29_">
      <style:paragraph-properties style:line-height-at-least="0.1465in" fo:text-align="center" style:justify-single-word="false"/>
      <style:text-properties fo:color="#000000" style:font-name="Verdana" fo:font-size="10pt" fo:font-weight="bold" officeooo:rsid="000a3927" officeooo:paragraph-rsid="0057e458" style:font-size-asian="10pt" style:font-weight-asian="bold" style:font-name-complex="Verdana" style:font-size-complex="10pt" style:font-weight-complex="bold"/>
    </style:style>
    <style:style style:name="P101" style:family="paragraph" style:parent-style-name="Normal_20__28_Web_29_">
      <style:paragraph-properties style:line-height-at-least="0.1465in"/>
      <style:text-properties fo:font-size="10pt" officeooo:rsid="000d2dd8" officeooo:paragraph-rsid="00348fea" style:font-size-asian="10pt" style:font-size-complex="10pt"/>
    </style:style>
    <style:style style:name="P102"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officeooo:paragraph-rsid="005b9b89"/>
    </style:style>
    <style:style style:name="P103" style:family="paragraph" style:parent-style-name="body">
      <style:paragraph-properties style:line-height-at-least="0.1465in"/>
      <style:text-properties fo:font-variant="normal" fo:text-transform="none" fo:color="#000000" style:font-name="Verdana" fo:font-size="10pt" fo:letter-spacing="normal" fo:font-style="normal" fo:font-weight="normal" officeooo:rsid="0020fc33" officeooo:paragraph-rsid="0033cc47" style:font-size-asian="10pt" style:font-weight-asian="bold" style:font-name-complex="Verdana" style:font-size-complex="10pt" style:font-weight-complex="bold"/>
    </style:style>
    <style:style style:name="P104" style:family="paragraph" style:parent-style-name="body">
      <style:paragraph-properties style:line-height-at-least="0.1465in"/>
      <style:text-properties fo:font-variant="normal" fo:text-transform="none" fo:color="#000000" style:font-name="Verdana" fo:font-size="10pt" fo:letter-spacing="normal" fo:font-style="normal" fo:font-weight="normal" officeooo:rsid="0022fe93" officeooo:paragraph-rsid="00348fea" style:font-size-asian="10pt" style:font-weight-asian="bold" style:font-name-complex="Verdana" style:font-size-complex="10pt" style:font-weight-complex="bold"/>
    </style:style>
    <style:style style:name="P105" style:family="paragraph" style:parent-style-name="body">
      <style:text-properties fo:font-size="10pt" officeooo:paragraph-rsid="00086dc8" style:font-size-asian="10pt" style:font-size-complex="10pt"/>
    </style:style>
    <style:style style:name="P106" style:family="paragraph" style:parent-style-name="body">
      <style:text-properties fo:font-size="10pt" fo:font-weight="bold" officeooo:rsid="0016666c" officeooo:paragraph-rsid="0016666c" style:font-size-asian="10pt" style:font-weight-asian="bold" style:font-size-complex="10pt" style:font-weight-complex="bold"/>
    </style:style>
    <style:style style:name="P107" style:family="paragraph" style:parent-style-name="Table_20_Contents">
      <style:paragraph-properties fo:text-align="start" style:justify-single-word="false"/>
      <style:text-properties style:font-name="Verdana" fo:font-size="12pt" officeooo:rsid="004e9c21" style:font-size-asian="10.5pt" style:font-name-complex="Verdana" style:font-size-complex="12pt"/>
    </style:style>
    <style:style style:name="P108" style:family="paragraph" style:parent-style-name="Table_20_Contents">
      <style:paragraph-properties fo:text-align="start" style:justify-single-word="false"/>
      <style:text-properties style:font-name="Verdana" fo:font-size="12pt" officeooo:rsid="004e9c21" officeooo:paragraph-rsid="004e9c21" style:font-size-asian="10.5pt" style:font-name-complex="Verdana" style:font-size-complex="12pt"/>
    </style:style>
    <style:style style:name="P109" style:family="paragraph" style:parent-style-name="Table_20_Contents">
      <style:paragraph-properties fo:text-align="start" style:justify-single-word="false"/>
      <style:text-properties style:font-name="Verdana" fo:font-size="20pt" style:font-size-asian="20pt" style:font-name-complex="Verdana" style:font-size-complex="20pt"/>
    </style:style>
    <style:style style:name="P110" style:family="paragraph">
      <style:paragraph-properties fo:text-align="center"/>
    </style:style>
    <style:style style:name="T1" style:family="text">
      <style:text-properties style:font-name="Verdana" fo:font-size="10pt" style:font-size-asian="10pt" style:font-name-complex="Verdana" style:font-size-complex="10pt"/>
    </style:style>
    <style:style style:name="T2" style:family="text">
      <style:text-properties style:font-name="Verdana" fo:font-size="10pt" officeooo:rsid="00069878" style:font-size-asian="10pt" style:font-name-complex="Verdana" style:font-size-complex="10pt"/>
    </style:style>
    <style:style style:name="T3" style:family="text">
      <style:text-properties style:font-name="Verdana" fo:font-size="10pt" officeooo:rsid="00086dc8" style:font-size-asian="10pt" style:font-name-complex="Verdana" style:font-size-complex="10pt"/>
    </style:style>
    <style:style style:name="T4" style:family="text">
      <style:text-properties style:font-name="Verdana" fo:font-size="10pt" officeooo:rsid="000a3927" style:font-size-asian="10pt" style:font-name-complex="Verdana" style:font-size-complex="10pt"/>
    </style:style>
    <style:style style:name="T5" style:family="text">
      <style:text-properties style:font-name="Verdana" fo:font-size="10pt" officeooo:rsid="000f4b4c" style:font-size-asian="10pt" style:font-name-complex="Verdana" style:font-size-complex="10pt"/>
    </style:style>
    <style:style style:name="T6" style:family="text">
      <style:text-properties style:font-name="Verdana" fo:font-size="10pt" officeooo:rsid="00113252" style:font-size-asian="10pt" style:font-name-complex="Verdana" style:font-size-complex="10pt"/>
    </style:style>
    <style:style style:name="T7" style:family="text">
      <style:text-properties style:font-name="Verdana" fo:font-size="10pt" officeooo:rsid="00131ee1" style:font-size-asian="10pt" style:font-name-complex="Verdana" style:font-size-complex="10pt"/>
    </style:style>
    <style:style style:name="T8" style:family="text">
      <style:text-properties style:font-name="Verdana" fo:font-size="10pt" officeooo:rsid="0014cc74" style:font-size-asian="10pt" style:font-name-complex="Verdana" style:font-size-complex="10pt"/>
    </style:style>
    <style:style style:name="T9" style:family="text">
      <style:text-properties style:font-name="Verdana" fo:font-size="10pt" officeooo:rsid="002c77cb" style:font-size-asian="10pt" style:font-name-complex="Verdana" style:font-size-complex="10pt"/>
    </style:style>
    <style:style style:name="T10" style:family="text">
      <style:text-properties style:font-name="Verdana" fo:font-size="10pt" officeooo:rsid="0030425c" style:font-size-asian="10pt" style:font-name-complex="Verdana" style:font-size-complex="10pt"/>
    </style:style>
    <style:style style:name="T11" style:family="text">
      <style:text-properties style:font-name="Verdana" fo:font-size="10pt" officeooo:rsid="003052b2" style:font-size-asian="10pt" style:font-name-complex="Verdana" style:font-size-complex="10pt"/>
    </style:style>
    <style:style style:name="T12" style:family="text">
      <style:text-properties style:font-name="Verdana" fo:font-size="10pt" officeooo:rsid="00312300" style:font-size-asian="10pt" style:font-name-complex="Verdana" style:font-size-complex="10pt"/>
    </style:style>
    <style:style style:name="T13" style:family="text">
      <style:text-properties style:font-name="Verdana" fo:font-size="10pt" officeooo:rsid="0037afde" style:font-size-asian="10pt" style:font-name-complex="Verdana" style:font-size-complex="10pt"/>
    </style:style>
    <style:style style:name="T14" style:family="text">
      <style:text-properties style:font-name="Verdana" fo:font-size="10pt" officeooo:rsid="0037b012" style:font-size-asian="10pt" style:font-name-complex="Verdana" style:font-size-complex="10pt"/>
    </style:style>
    <style:style style:name="T15" style:family="text">
      <style:text-properties style:font-name="Verdana" fo:font-size="10pt" officeooo:rsid="0038f762" style:font-size-asian="10pt" style:font-name-complex="Verdana" style:font-size-complex="10pt"/>
    </style:style>
    <style:style style:name="T16" style:family="text">
      <style:text-properties style:font-name="Verdana" fo:font-size="10pt" officeooo:rsid="0047906f" style:font-size-asian="10pt" style:font-name-complex="Verdana" style:font-size-complex="10pt"/>
    </style:style>
    <style:style style:name="T17" style:family="text">
      <style:text-properties style:font-name="Verdana" fo:font-size="10pt" officeooo:rsid="004ab849" style:font-size-asian="10pt" style:font-name-complex="Verdana" style:font-size-complex="10pt"/>
    </style:style>
    <style:style style:name="T18" style:family="text">
      <style:text-properties style:font-name="Verdana" fo:font-size="10pt" officeooo:rsid="004bd23c" style:font-size-asian="10pt" style:font-name-complex="Verdana" style:font-size-complex="10pt"/>
    </style:style>
    <style:style style:name="T19" style:family="text">
      <style:text-properties style:font-name="Verdana" fo:font-size="10pt" officeooo:rsid="0057e458" style:font-size-asian="10pt" style:font-name-complex="Verdana" style:font-size-complex="10pt"/>
    </style:style>
    <style:style style:name="T20" style:family="text">
      <style:text-properties style:font-name="Verdana" fo:font-size="10pt" fo:font-style="italic" style:font-size-asian="10pt" style:font-style-asian="italic" style:font-name-complex="Verdana" style:font-size-complex="10pt" style:font-style-complex="italic"/>
    </style:style>
    <style:style style:name="T21" style:family="text">
      <style:text-properties style:font-name="Verdana" style:font-name-complex="Verdana"/>
    </style:style>
    <style:style style:name="T22" style:family="text">
      <style:text-properties style:font-name="Verdana" officeooo:rsid="00069878" style:font-name-complex="Verdana"/>
    </style:style>
    <style:style style:name="T23" style:family="text">
      <style:text-properties style:font-name="Verdana" officeooo:rsid="00086dc8" style:font-name-complex="Verdana"/>
    </style:style>
    <style:style style:name="T24" style:family="text">
      <style:text-properties style:font-name="Verdana" fo:font-weight="bold" officeooo:rsid="001b2e34" style:font-weight-asian="bold" style:font-name-complex="Verdana" style:font-weight-complex="bold"/>
    </style:style>
    <style:style style:name="T25" style:family="text">
      <style:text-properties officeooo:rsid="00069878"/>
    </style:style>
    <style:style style:name="T26" style:family="text">
      <style:text-properties style:text-position="super 58%"/>
    </style:style>
    <style:style style:name="T27" style:family="text">
      <style:text-properties style:text-position="super 58%" style:font-name="Verdana" fo:font-size="10pt" officeooo:rsid="00086dc8" style:font-size-asian="10pt" style:font-name-complex="Verdana" style:font-size-complex="10pt"/>
    </style:style>
    <style:style style:name="T28" style:family="text">
      <style:text-properties style:text-position="super 58%" style:font-name="Verdana" fo:font-size="10pt" officeooo:rsid="00069878" style:font-size-asian="10pt" style:font-name-complex="Verdana" style:font-size-complex="10pt"/>
    </style:style>
    <style:style style:name="T29" style:family="text">
      <style:text-properties style:text-position="super 58%" style:font-name="Verdana" fo:font-size="10pt" officeooo:rsid="0047906f" style:font-size-asian="10pt" style:font-name-complex="Verdana" style:font-size-complex="10pt"/>
    </style:style>
    <style:style style:name="T30" style:family="text">
      <style:text-properties style:text-position="super 58%" officeooo:rsid="00189878"/>
    </style:style>
    <style:style style:name="T31" style:family="text">
      <style:text-properties style:text-position="super 58%" style:font-name="Verdana1" fo:font-weight="bold" officeooo:rsid="001b6029" style:font-weight-asian="bold" style:font-name-complex="Verdana" style:font-weight-complex="bold"/>
    </style:style>
    <style:style style:name="T32" style:family="text">
      <style:text-properties style:text-position="super 58%" style:font-name="Verdana1" officeooo:rsid="00416bb9"/>
    </style:style>
    <style:style style:name="T33" style:family="text">
      <style:text-properties style:text-position="super 58%" officeooo:rsid="0022fe93"/>
    </style:style>
    <style:style style:name="T34" style:family="text">
      <style:text-properties style:text-position="super 58%" style:font-weight-asian="normal" style:font-weight-complex="normal"/>
    </style:style>
    <style:style style:name="T35" style:family="text">
      <style:text-properties style:text-position="super 58%" officeooo:rsid="00416bb9"/>
    </style:style>
    <style:style style:name="T36" style:family="text">
      <style:text-properties style:text-position="super 58%" officeooo:rsid="00429cc1"/>
    </style:style>
    <style:style style:name="T37" style:family="text">
      <style:text-properties style:text-position="super 58%" officeooo:rsid="0042c984"/>
    </style:style>
    <style:style style:name="T38" style:family="text">
      <style:text-properties style:text-position="super 58%" officeooo:rsid="0045aae3"/>
    </style:style>
    <style:style style:name="T39" style:family="text">
      <style:text-properties style:text-position="super 58%" officeooo:rsid="00462da3"/>
    </style:style>
    <style:style style:name="T40" style:family="text">
      <style:text-properties style:text-position="super 58%" style:text-underline-style="solid" style:text-underline-width="auto" style:text-underline-color="font-color"/>
    </style:style>
    <style:style style:name="T41" style:family="text">
      <style:text-properties style:text-position="super 58%" style:text-underline-style="solid" style:text-underline-width="auto" style:text-underline-color="font-color" officeooo:rsid="0045aae3"/>
    </style:style>
    <style:style style:name="T42" style:family="text">
      <style:text-properties style:text-position="super 58%" style:text-underline-style="solid" style:text-underline-width="auto" style:text-underline-color="font-color" officeooo:rsid="00462da3"/>
    </style:style>
    <style:style style:name="T43" style:family="text">
      <style:text-properties style:text-position="super 58%" style:text-underline-style="solid" style:text-underline-width="auto" style:text-underline-color="font-color" officeooo:rsid="00476d09"/>
    </style:style>
    <style:style style:name="T44" style:family="text">
      <style:text-properties style:text-position="super 58%" officeooo:rsid="00476d09"/>
    </style:style>
    <style:style style:name="T45" style:family="text">
      <style:text-properties style:text-position="super 58%" officeooo:rsid="0047906f"/>
    </style:style>
    <style:style style:name="T46" style:family="text">
      <style:text-properties style:text-position="super 58%" officeooo:rsid="004db503"/>
    </style:style>
    <style:style style:name="T47" style:family="text">
      <style:text-properties style:text-position="super 58%" officeooo:rsid="004e3e51"/>
    </style:style>
    <style:style style:name="T48" style:family="text">
      <style:text-properties style:text-position="super 58%" officeooo:rsid="004e9c21"/>
    </style:style>
    <style:style style:name="T49" style:family="text">
      <style:text-properties style:text-position="super 58%" officeooo:rsid="004f1332"/>
    </style:style>
    <style:style style:name="T50" style:family="text">
      <style:text-properties style:text-position="0% 100%"/>
    </style:style>
    <style:style style:name="T51" style:family="text">
      <style:text-properties style:text-position="0% 100%" style:font-name="Verdana1" fo:font-weight="bold"/>
    </style:style>
    <style:style style:name="T52" style:family="text">
      <style:text-properties style:text-position="0% 100%" style:font-name="Verdana1" fo:font-weight="bold" officeooo:rsid="001b6029" style:font-weight-asian="bold" style:font-name-complex="Verdana" style:font-weight-complex="bold"/>
    </style:style>
    <style:style style:name="T53" style:family="text">
      <style:text-properties style:text-position="0% 100%" style:font-name="Verdana1" fo:font-weight="bold" officeooo:rsid="001c26f3" style:font-weight-asian="bold" style:font-name-complex="Verdana" style:font-weight-complex="bold"/>
    </style:style>
    <style:style style:name="T54" style:family="text">
      <style:text-properties style:text-position="0% 100%" style:font-name="Verdana1" fo:font-weight="bold" officeooo:rsid="0024c595"/>
    </style:style>
    <style:style style:name="T55" style:family="text">
      <style:text-properties style:text-position="0% 100%" style:font-name="Verdana1" fo:font-weight="bold" officeooo:rsid="00348fea"/>
    </style:style>
    <style:style style:name="T56" style:family="text">
      <style:text-properties style:text-position="0% 100%" style:font-name="Verdana1" style:font-weight-asian="normal" style:font-weight-complex="normal"/>
    </style:style>
    <style:style style:name="T57" style:family="text">
      <style:text-properties style:text-position="0% 100%" style:font-name="Verdana1" officeooo:rsid="0022fe93" style:font-weight-asian="normal" style:font-weight-complex="normal"/>
    </style:style>
    <style:style style:name="T58" style:family="text">
      <style:text-properties style:text-position="0% 100%" style:font-name="Verdana1" officeooo:rsid="002f67ea" style:font-weight-asian="normal" style:font-weight-complex="normal"/>
    </style:style>
    <style:style style:name="T59" style:family="text">
      <style:text-properties style:text-position="0% 100%" style:font-name="Verdana1" officeooo:rsid="0030425c" style:font-weight-asian="normal" style:font-weight-complex="normal"/>
    </style:style>
    <style:style style:name="T60" style:family="text">
      <style:text-properties style:text-position="0% 100%" style:font-name="Verdana1" officeooo:rsid="0033cc47" style:font-weight-asian="normal" style:font-weight-complex="normal"/>
    </style:style>
    <style:style style:name="T61" style:family="text">
      <style:text-properties style:text-position="0% 100%" style:font-name="Verdana1" officeooo:rsid="00348fea" style:font-weight-asian="normal" style:font-weight-complex="normal"/>
    </style:style>
    <style:style style:name="T62" style:family="text">
      <style:text-properties style:text-position="0% 100%" style:font-name="Verdana1" officeooo:rsid="0068de33" style:font-weight-asian="normal" style:font-weight-complex="normal"/>
    </style:style>
    <style:style style:name="T63" style:family="text">
      <style:text-properties style:text-position="0% 100%" officeooo:rsid="0022fe93"/>
    </style:style>
    <style:style style:name="T64" style:family="text">
      <style:text-properties style:text-position="0% 100%" officeooo:rsid="00266966"/>
    </style:style>
    <style:style style:name="T65" style:family="text">
      <style:text-properties style:text-position="0% 100%" officeooo:rsid="0030425c"/>
    </style:style>
    <style:style style:name="T66" style:family="text">
      <style:text-properties style:text-position="0% 100%" officeooo:rsid="00348fea"/>
    </style:style>
    <style:style style:name="T67" style:family="text">
      <style:text-properties fo:font-variant="normal" fo:text-transform="none" fo:color="#000000" style:font-name="Verdana" fo:font-size="10pt" fo:letter-spacing="normal" fo:font-style="normal" fo:font-weight="normal" style:font-size-asian="10pt" style:font-name-complex="Verdana" style:font-size-complex="10pt"/>
    </style:style>
    <style:style style:name="T68" style:family="text">
      <style:text-properties fo:font-variant="normal" fo:text-transform="none" fo:color="#000000" style:font-name="Verdana" fo:font-size="10pt" fo:letter-spacing="normal" fo:font-style="normal" fo:font-weight="normal" officeooo:rsid="000a3927" style:font-size-asian="10pt" style:font-name-complex="Verdana" style:font-size-complex="10pt"/>
    </style:style>
    <style:style style:name="T69" style:family="text">
      <style:text-properties fo:font-variant="normal" fo:text-transform="none" fo:color="#000000" style:font-name="Verdana" fo:font-size="10pt" fo:letter-spacing="normal" fo:font-style="normal" fo:font-weight="normal" officeooo:rsid="001b6029" style:font-size-asian="10pt" style:font-name-complex="Verdana" style:font-size-complex="10pt"/>
    </style:style>
    <style:style style:name="T70" style:family="text">
      <style:text-properties fo:font-variant="normal" fo:text-transform="none" fo:color="#000000" style:font-name="Verdana" fo:font-size="10pt" fo:letter-spacing="normal" fo:font-style="normal" fo:font-weight="normal" officeooo:rsid="001c26f3" style:font-size-asian="10pt" style:font-name-complex="Verdana" style:font-size-complex="10pt"/>
    </style:style>
    <style:style style:name="T71" style:family="text">
      <style:text-properties fo:font-variant="normal" fo:text-transform="none" fo:color="#000000" style:font-name="Verdana" fo:font-size="10pt" fo:letter-spacing="normal" fo:font-style="normal" fo:font-weight="normal" officeooo:rsid="0027d19a" style:font-size-asian="10pt" style:font-name-complex="Verdana" style:font-size-complex="10pt"/>
    </style:style>
    <style:style style:name="T72" style:family="text">
      <style:text-properties fo:font-variant="normal" fo:text-transform="none" fo:color="#000000" style:font-name="Verdana" fo:font-size="10pt" fo:letter-spacing="normal" fo:font-style="normal" fo:font-weight="normal" officeooo:rsid="002b1438" style:font-size-asian="10pt" style:font-name-complex="Verdana" style:font-size-complex="10pt"/>
    </style:style>
    <style:style style:name="T73" style:family="text">
      <style:text-properties fo:font-variant="normal" fo:text-transform="none" fo:color="#000000" style:font-name="Verdana" fo:font-size="10pt" fo:letter-spacing="normal" fo:font-style="normal" fo:font-weight="normal" officeooo:rsid="002c77cb" style:font-size-asian="10pt" style:font-name-complex="Verdana" style:font-size-complex="10pt"/>
    </style:style>
    <style:style style:name="T74" style:family="text">
      <style:text-properties fo:font-variant="normal" fo:text-transform="none" fo:color="#000000" style:font-name="Verdana" fo:font-size="10pt" fo:letter-spacing="normal" fo:font-style="normal" fo:font-weight="normal" officeooo:rsid="00189878" style:font-size-asian="10pt" style:font-name-complex="Verdana" style:font-size-complex="10pt"/>
    </style:style>
    <style:style style:name="T75" style:family="text">
      <style:text-properties fo:font-variant="normal" fo:text-transform="none" fo:color="#000000" style:font-name="Verdana" fo:font-size="10pt" fo:letter-spacing="normal" fo:font-style="normal" fo:font-weight="normal" officeooo:rsid="00266966" style:font-size-asian="10pt" style:font-name-complex="Verdana" style:font-size-complex="10pt"/>
    </style:style>
    <style:style style:name="T76" style:family="text">
      <style:text-properties fo:font-variant="normal" fo:text-transform="none" fo:color="#000000" style:font-name="Verdana" fo:font-size="10pt" fo:letter-spacing="normal" fo:font-style="normal" fo:font-weight="normal" officeooo:rsid="0033c78f" style:font-size-asian="10pt" style:font-name-complex="Verdana" style:font-size-complex="10pt"/>
    </style:style>
    <style:style style:name="T77" style:family="text">
      <style:text-properties fo:font-variant="normal" fo:text-transform="none" fo:color="#000000" style:font-name="Verdana" fo:font-size="10pt" fo:letter-spacing="normal" fo:font-style="normal" fo:font-weight="normal" officeooo:rsid="0033cc47" style:font-size-asian="10pt" style:font-name-complex="Verdana" style:font-size-complex="10pt"/>
    </style:style>
    <style:style style:name="T78" style:family="text">
      <style:text-properties fo:font-variant="normal" fo:text-transform="none" fo:color="#000000" style:font-name="Verdana" fo:font-size="10pt" fo:letter-spacing="normal" fo:font-style="normal" fo:font-weight="normal" officeooo:rsid="00348fea" style:font-size-asian="10pt" style:font-name-complex="Verdana" style:font-size-complex="10pt"/>
    </style:style>
    <style:style style:name="T79" style:family="text">
      <style:text-properties fo:font-variant="normal" fo:text-transform="none" fo:color="#000000" style:font-name="Verdana" fo:font-size="10pt" fo:letter-spacing="normal" fo:font-style="normal" fo:font-weight="normal" officeooo:rsid="0037b012" style:font-size-asian="10pt" style:font-name-complex="Verdana" style:font-size-complex="10pt"/>
    </style:style>
    <style:style style:name="T80" style:family="text">
      <style:text-properties fo:font-variant="normal" fo:text-transform="none" fo:color="#000000" style:font-name="Verdana" fo:font-size="10pt" fo:letter-spacing="normal" fo:font-style="normal" fo:font-weight="normal" officeooo:rsid="0038f762" style:font-size-asian="10pt" style:font-name-complex="Verdana" style:font-size-complex="10pt"/>
    </style:style>
    <style:style style:name="T81" style:family="text">
      <style:text-properties fo:font-variant="normal" fo:text-transform="none" fo:color="#000000" style:font-name="Verdana" fo:font-size="10pt" fo:letter-spacing="normal" fo:font-style="normal" fo:font-weight="normal" officeooo:rsid="003be5e9" style:font-size-asian="10pt" style:font-name-complex="Verdana" style:font-size-complex="10pt"/>
    </style:style>
    <style:style style:name="T82" style:family="text">
      <style:text-properties fo:font-variant="normal" fo:text-transform="none" fo:color="#000000" style:font-name="Verdana" fo:font-size="10pt" fo:letter-spacing="normal" fo:font-style="normal" fo:font-weight="normal" officeooo:rsid="000d2dd8" style:font-size-asian="10pt" style:font-name-complex="Verdana" style:font-size-complex="10pt"/>
    </style:style>
    <style:style style:name="T83" style:family="text">
      <style:text-properties fo:font-variant="normal" fo:text-transform="none" fo:color="#000000" style:font-name="Verdana" fo:font-size="10pt" fo:letter-spacing="normal" fo:font-style="normal" fo:font-weight="normal" officeooo:rsid="003d8cb6" style:font-size-asian="10pt" style:font-name-complex="Verdana" style:font-size-complex="10pt"/>
    </style:style>
    <style:style style:name="T84" style:family="text">
      <style:text-properties fo:font-variant="normal" fo:text-transform="none" fo:color="#000000" style:font-name="Verdana" fo:font-size="10pt" fo:letter-spacing="normal" fo:font-style="normal" fo:font-weight="normal" officeooo:rsid="005b9b89" style:font-size-asian="10pt" style:font-name-complex="Verdana" style:font-size-complex="10pt"/>
    </style:style>
    <style:style style:name="T85" style:family="text">
      <style:text-properties fo:font-variant="normal" fo:text-transform="none" fo:color="#000000" style:font-name="Verdana" fo:font-size="10pt" fo:letter-spacing="normal" fo:font-style="normal" fo:font-weight="normal" officeooo:rsid="005bacf9" style:font-size-asian="10pt" style:font-name-complex="Verdana" style:font-size-complex="10pt"/>
    </style:style>
    <style:style style:name="T86" style:family="text">
      <style:text-properties fo:font-variant="normal" fo:text-transform="none" fo:color="#000000" style:font-name="Verdana" fo:font-size="10pt" fo:letter-spacing="normal" fo:font-style="normal" fo:font-weight="normal" officeooo:rsid="005ce740" style:font-size-asian="10pt" style:font-name-complex="Verdana" style:font-size-complex="10pt"/>
    </style:style>
    <style:style style:name="T87" style:family="text">
      <style:text-properties fo:font-variant="normal" fo:text-transform="none" fo:color="#000000" style:font-name="Verdana" fo:font-size="10pt" fo:letter-spacing="normal" fo:font-style="normal" fo:font-weight="normal" officeooo:rsid="005d8001" style:font-size-asian="10pt" style:font-name-complex="Verdana" style:font-size-complex="10pt"/>
    </style:style>
    <style:style style:name="T88" style:family="text">
      <style:text-properties fo:font-variant="normal" fo:text-transform="none" fo:color="#000000" style:font-name="Verdana" fo:font-size="10pt" fo:letter-spacing="normal" fo:font-style="normal" fo:font-weight="normal" officeooo:rsid="005f0705" style:font-size-asian="10pt" style:font-name-complex="Verdana" style:font-size-complex="10pt"/>
    </style:style>
    <style:style style:name="T89" style:family="text">
      <style:text-properties fo:font-variant="normal" fo:text-transform="none" fo:color="#000000" style:font-name="Verdana" fo:font-size="10pt" fo:letter-spacing="normal" fo:font-style="normal" fo:font-weight="normal" officeooo:rsid="00619118" style:font-size-asian="10pt" style:font-name-complex="Verdana" style:font-size-complex="10pt"/>
    </style:style>
    <style:style style:name="T90" style:family="text">
      <style:text-properties fo:font-variant="normal" fo:text-transform="none" fo:color="#000000" style:font-name="Verdana" fo:font-size="10pt" fo:letter-spacing="normal" fo:font-style="normal" fo:font-weight="normal" officeooo:rsid="0068523c" style:font-size-asian="10pt" style:font-name-complex="Verdana" style:font-size-complex="10pt"/>
    </style:style>
    <style:style style:name="T91" style:family="text">
      <style:text-properties fo:font-variant="normal" fo:text-transform="none" fo:color="#000000" style:font-name="Verdana" fo:font-size="10pt" fo:letter-spacing="normal" fo:font-style="normal" fo:font-weight="normal" officeooo:rsid="0068de33" style:font-size-asian="10pt" style:font-name-complex="Verdana" style:font-size-complex="10pt"/>
    </style:style>
    <style:style style:name="T92" style:family="text">
      <style:text-properties fo:font-variant="normal" fo:text-transform="none" fo:color="#000000" style:font-name="Verdana" fo:font-size="10pt" fo:letter-spacing="normal" fo:font-style="normal" fo:font-weight="normal" officeooo:rsid="000a3927" style:font-size-asian="10pt" style:font-weight-asian="normal" style:font-name-complex="Verdana" style:font-size-complex="10pt" style:font-weight-complex="normal"/>
    </style:style>
    <style:style style:name="T93" style:family="text">
      <style:text-properties fo:font-variant="normal" fo:text-transform="none" fo:color="#000000" style:font-name="Verdana" fo:font-size="10pt" fo:letter-spacing="normal" fo:font-style="normal" fo:font-weight="normal" officeooo:rsid="001b6029" style:font-size-asian="10pt" style:font-weight-asian="normal" style:font-name-complex="Verdana" style:font-size-complex="10pt" style:font-weight-complex="normal"/>
    </style:style>
    <style:style style:name="T94" style:family="text">
      <style:text-properties fo:font-variant="normal" fo:text-transform="none" fo:color="#000000" style:font-name="Verdana" fo:font-size="10pt" fo:letter-spacing="normal" fo:font-style="normal" fo:font-weight="normal" officeooo:rsid="001b2e34" style:font-size-asian="10pt" style:font-weight-asian="normal" style:font-name-complex="Verdana" style:font-size-complex="10pt" style:font-weight-complex="normal"/>
    </style:style>
    <style:style style:name="T95" style:family="text">
      <style:text-properties fo:font-variant="normal" fo:text-transform="none" fo:color="#000000" style:font-name="Verdana" fo:font-size="10pt" fo:letter-spacing="normal" fo:font-style="normal" fo:font-weight="normal" officeooo:rsid="005b9b89" style:font-size-asian="10pt" style:font-weight-asian="normal" style:font-name-complex="Verdana" style:font-size-complex="10pt" style:font-weight-complex="normal"/>
    </style:style>
    <style:style style:name="T96" style:family="text">
      <style:text-properties fo:font-variant="normal" fo:text-transform="none" fo:color="#000000" style:font-name="Verdana" fo:font-size="10pt" fo:letter-spacing="normal" fo:font-style="normal" fo:font-weight="normal" officeooo:rsid="0068de33" style:font-size-asian="10pt" style:font-weight-asian="normal" style:font-name-complex="Verdana" style:font-size-complex="10pt" style:font-weight-complex="normal"/>
    </style:style>
    <style:style style:name="T97" style:family="text">
      <style:text-properties fo:font-variant="normal" fo:text-transform="none" fo:color="#000000" style:font-name="Verdana" fo:font-size="10pt" fo:letter-spacing="normal" fo:font-style="normal" fo:font-weight="bold" officeooo:rsid="002b1438" style:font-size-asian="10pt" style:font-weight-asian="bold" style:font-name-complex="Verdana" style:font-size-complex="10pt" style:font-weight-complex="bold"/>
    </style:style>
    <style:style style:name="T98" style:family="text">
      <style:text-properties fo:font-variant="normal" fo:text-transform="none" fo:color="#000000" style:font-name="Verdana" fo:font-size="10pt" fo:letter-spacing="normal" fo:font-style="normal" fo:font-weight="bold" officeooo:rsid="00266966" style:font-size-asian="10pt" style:font-weight-asian="bold" style:font-name-complex="Verdana" style:font-size-complex="10pt" style:font-weight-complex="bold"/>
    </style:style>
    <style:style style:name="T99" style:family="text">
      <style:text-properties fo:font-variant="normal" fo:text-transform="none" fo:color="#000000" style:font-name="Verdana" fo:font-size="10pt" fo:letter-spacing="normal" fo:font-style="normal" fo:font-weight="bold" officeooo:rsid="0022fe93" style:font-size-asian="10pt" style:font-weight-asian="bold" style:font-name-complex="Verdana" style:font-size-complex="10pt" style:font-weight-complex="bold"/>
    </style:style>
    <style:style style:name="T100" style:family="text">
      <style:text-properties fo:font-variant="normal" fo:text-transform="none" fo:color="#000000" style:font-name="Verdana" fo:font-size="10pt" fo:letter-spacing="normal" fo:font-style="normal" fo:font-weight="bold" officeooo:rsid="0030425c" style:font-size-asian="10pt" style:font-weight-asian="bold" style:font-name-complex="Verdana" style:font-size-complex="10pt" style:font-weight-complex="bold"/>
    </style:style>
    <style:style style:name="T101" style:family="text">
      <style:text-properties fo:font-variant="normal" fo:text-transform="none" fo:color="#000000" style:font-name="Verdana" fo:font-size="10pt" fo:letter-spacing="normal" fo:font-style="italic" fo:font-weight="normal" style:font-size-asian="10pt" style:font-style-asian="italic" style:font-name-complex="Verdana" style:font-size-complex="10pt" style:font-style-complex="italic"/>
    </style:style>
    <style:style style:name="T102" style:family="text">
      <style:text-properties fo:font-variant="normal" fo:text-transform="none" fo:color="#000000" style:font-name="Verdana" fo:font-size="10pt" fo:letter-spacing="normal" fo:font-style="italic" fo:font-weight="normal" officeooo:rsid="0027d19a" style:font-size-asian="10pt" style:font-style-asian="italic" style:font-name-complex="Verdana" style:font-size-complex="10pt" style:font-style-complex="italic"/>
    </style:style>
    <style:style style:name="T103" style:family="text">
      <style:text-properties fo:font-variant="normal" fo:text-transform="none" fo:color="#000000" style:font-name="Verdana" fo:font-size="10pt" fo:letter-spacing="normal" fo:font-style="italic" fo:font-weight="normal" officeooo:rsid="002817f2" style:font-size-asian="10pt" style:font-style-asian="italic" style:font-name-complex="Verdana" style:font-size-complex="10pt" style:font-style-complex="italic"/>
    </style:style>
    <style:style style:name="T104" style:family="text">
      <style:text-properties fo:font-variant="normal" fo:text-transform="none" fo:color="#000000" style:font-name="Verdana" fo:font-size="10pt" fo:letter-spacing="normal" fo:font-style="italic" fo:font-weight="normal" officeooo:rsid="0030425c" style:font-size-asian="10pt" style:font-style-asian="italic" style:font-name-complex="Verdana" style:font-size-complex="10pt" style:font-style-complex="italic"/>
    </style:style>
    <style:style style:name="T105" style:family="text">
      <style:text-properties fo:font-variant="normal" fo:text-transform="none" fo:color="#000000" style:font-name="Verdana" fo:font-size="10pt" fo:letter-spacing="normal" fo:font-weight="normal" style:font-size-asian="10pt" style:font-name-complex="Verdana" style:font-size-complex="10pt"/>
    </style:style>
    <style:style style:name="T106" style:family="text">
      <style:text-properties fo:font-variant="normal" fo:text-transform="none" fo:color="#000000" style:font-name="Verdana" fo:font-size="10pt" fo:letter-spacing="normal" fo:font-weight="normal" officeooo:rsid="002817f2" style:font-size-asian="10pt" style:font-name-complex="Verdana" style:font-size-complex="10pt"/>
    </style:style>
    <style:style style:name="T107" style:family="text">
      <style:text-properties fo:font-variant="normal" fo:text-transform="none" fo:color="#000000" style:font-name="Verdana" fo:font-size="10pt" fo:letter-spacing="normal" fo:font-weight="normal" officeooo:rsid="0028cfd9" style:font-size-asian="10pt" style:font-name-complex="Verdana" style:font-size-complex="10pt"/>
    </style:style>
    <style:style style:name="T108" style:family="text">
      <style:text-properties fo:font-variant="normal" fo:text-transform="none" fo:color="#000000" style:font-name="Verdana" fo:font-size="10pt" fo:letter-spacing="normal" fo:font-weight="normal" officeooo:rsid="0029a7e3" style:font-size-asian="10pt" style:font-name-complex="Verdana" style:font-size-complex="10pt"/>
    </style:style>
    <style:style style:name="T109" style:family="text">
      <style:text-properties fo:font-variant="normal" fo:text-transform="none" fo:color="#000000" style:font-name="Verdana" fo:font-size="10pt" fo:letter-spacing="normal" fo:font-weight="normal" officeooo:rsid="002b1438" style:font-size-asian="10pt" style:font-name-complex="Verdana" style:font-size-complex="10pt"/>
    </style:style>
    <style:style style:name="T110" style:family="text">
      <style:text-properties fo:font-variant="normal" fo:text-transform="none" fo:color="#000000" style:font-name="Verdana" fo:font-size="10pt" fo:letter-spacing="normal" fo:font-weight="normal" officeooo:rsid="002c77cb" style:font-size-asian="10pt" style:font-name-complex="Verdana" style:font-size-complex="10pt"/>
    </style:style>
    <style:style style:name="T111" style:family="text">
      <style:text-properties fo:font-variant="normal" fo:text-transform="none" fo:color="#000000" style:font-name="Verdana" fo:font-size="10pt" fo:letter-spacing="normal" fo:font-weight="normal" officeooo:rsid="0030425c" style:font-size-asian="10pt" style:font-name-complex="Verdana" style:font-size-complex="10pt"/>
    </style:style>
    <style:style style:name="T112" style:family="text">
      <style:text-properties fo:font-variant="normal" fo:text-transform="none" fo:color="#000000" style:font-name="Verdana" fo:font-size="10pt" fo:letter-spacing="normal" fo:font-weight="normal" officeooo:rsid="00348fea" style:font-size-asian="10pt" style:font-name-complex="Verdana" style:font-size-complex="10pt"/>
    </style:style>
    <style:style style:name="T113" style:family="text">
      <style:text-properties fo:font-variant="normal" fo:text-transform="none" fo:color="#000000" style:font-name="Verdana" fo:font-size="10pt" fo:letter-spacing="normal" fo:font-weight="normal" officeooo:rsid="0035d5bb" style:font-size-asian="10pt" style:font-name-complex="Verdana" style:font-size-complex="10pt"/>
    </style:style>
    <style:style style:name="T114" style:family="text">
      <style:text-properties fo:font-variant="normal" fo:text-transform="none" fo:color="#000000" style:font-name="Verdana" fo:font-size="10pt" fo:letter-spacing="normal" fo:font-weight="normal" officeooo:rsid="00370910" style:font-size-asian="10pt" style:font-name-complex="Verdana" style:font-size-complex="10pt"/>
    </style:style>
    <style:style style:name="T115" style:family="text">
      <style:text-properties fo:font-variant="normal" fo:text-transform="none" fo:color="#000000" style:font-name="Verdana" fo:font-size="10pt" fo:letter-spacing="normal" fo:font-weight="normal" officeooo:rsid="005f0705" style:font-size-asian="10pt" style:font-name-complex="Verdana" style:font-size-complex="10pt"/>
    </style:style>
    <style:style style:name="T116" style:family="text">
      <style:text-properties fo:font-variant="normal" fo:text-transform="none" fo:color="#000000" style:font-name="Verdana" fo:font-size="10pt" fo:letter-spacing="normal" style:text-underline-style="solid" style:text-underline-width="auto" style:text-underline-color="font-color" fo:font-weight="bold" style:font-size-asian="10pt" style:font-weight-asian="bold" style:font-name-complex="Verdana" style:font-size-complex="10pt" style:font-weight-complex="bold"/>
    </style:style>
    <style:style style:name="T117" style:family="text">
      <style:text-properties fo:font-variant="normal" fo:text-transform="none" fo:color="#000000" style:font-name="Verdana" fo:letter-spacing="normal" fo:font-style="normal" fo:font-weight="bold" style:font-weight-asian="bold" style:font-name-complex="Verdana" style:font-weight-complex="bold"/>
    </style:style>
    <style:style style:name="T118" style:family="text">
      <style:text-properties fo:font-variant="normal" fo:text-transform="none" fo:color="#000000" style:font-name="Verdana" fo:letter-spacing="normal" fo:font-style="normal" fo:font-weight="bold" officeooo:rsid="00217b5f" style:font-weight-asian="bold" style:font-name-complex="Verdana" style:font-weight-complex="bold"/>
    </style:style>
    <style:style style:name="T119" style:family="text">
      <style:text-properties fo:font-variant="normal" fo:text-transform="none" fo:color="#000000" style:font-name="Verdana" fo:letter-spacing="normal" fo:font-style="normal" fo:font-weight="bold" officeooo:rsid="0022fe93" style:font-weight-asian="bold" style:font-name-complex="Verdana" style:font-weight-complex="bold"/>
    </style:style>
    <style:style style:name="T120" style:family="text">
      <style:text-properties fo:font-variant="normal" fo:text-transform="none" fo:color="#000000" style:font-name="Verdana" fo:letter-spacing="normal" fo:font-style="normal" fo:font-weight="bold" officeooo:rsid="00348fea" style:font-weight-asian="bold" style:font-name-complex="Verdana" style:font-weight-complex="bold"/>
    </style:style>
    <style:style style:name="T121" style:family="text">
      <style:text-properties fo:font-variant="normal" fo:text-transform="none" fo:color="#000000" style:text-line-through-style="none" style:font-name="Verdana" fo:font-size="10pt" fo:letter-spacing="normal" fo:font-style="normal" style:text-underline-style="none" fo:font-weight="normal" style:text-blinking="false" style:font-size-asian="10pt" style:font-name-complex="Verdana" style:font-size-complex="10pt"/>
    </style:style>
    <style:style style:name="T122" style:family="text">
      <style:text-properties fo:font-variant="normal" fo:text-transform="none" fo:color="#000000" style:text-line-through-style="none" style:font-name="Verdana" fo:font-size="10pt" fo:letter-spacing="normal" fo:font-style="normal" style:text-underline-style="none" fo:font-weight="normal" officeooo:rsid="001b6029" style:text-blinking="false" style:font-size-asian="10pt" style:font-name-complex="Verdana" style:font-size-complex="10pt"/>
    </style:style>
    <style:style style:name="T123" style:family="text">
      <style:text-properties fo:font-variant="normal" fo:text-transform="none" fo:color="#000000" style:text-line-through-style="none" style:font-name="Verdana" fo:font-size="10pt" fo:letter-spacing="normal" fo:font-style="normal" style:text-underline-style="none" fo:font-weight="normal" officeooo:rsid="001c26f3" style:text-blinking="false" style:font-size-asian="10pt" style:font-name-complex="Verdana" style:font-size-complex="10pt"/>
    </style:style>
    <style:style style:name="T124" style:family="text">
      <style:text-properties fo:font-variant="normal" fo:text-transform="none" fo:color="#000000" style:text-line-through-style="none" style:font-name="Verdana" fo:font-size="10pt" fo:letter-spacing="normal" fo:font-style="normal" style:text-underline-style="none" fo:font-weight="normal" officeooo:rsid="000d2dd8" style:text-blinking="false" style:font-size-asian="10pt" style:font-name-complex="Verdana" style:font-size-complex="10pt"/>
    </style:style>
    <style:style style:name="T125" style:family="text">
      <style:text-properties fo:font-variant="normal" fo:text-transform="none" fo:color="#000000" style:text-line-through-style="none" style:font-name="Verdana" fo:font-size="10pt" fo:letter-spacing="normal" fo:font-style="normal" style:text-underline-style="none" fo:font-weight="normal" officeooo:rsid="001b2e34" style:text-blinking="false" style:font-size-asian="10pt" style:font-weight-asian="normal" style:font-name-complex="Verdana" style:font-size-complex="10pt" style:font-weight-complex="normal"/>
    </style:style>
    <style:style style:name="T126" style:family="text">
      <style:text-properties fo:font-variant="normal" fo:text-transform="none" fo:color="#000000" style:text-line-through-style="none" style:text-position="super 58%" style:font-name="Verdana1" fo:font-size="10pt" fo:letter-spacing="normal" fo:font-style="normal" style:text-underline-style="none" fo:font-weight="normal" officeooo:rsid="001b6029" style:text-blinking="false" style:font-size-asian="10pt" style:font-weight-asian="normal" style:font-name-complex="Verdana" style:font-size-complex="10pt" style:font-weight-complex="normal"/>
    </style:style>
    <style:style style:name="T127" style:family="text">
      <style:text-properties fo:font-variant="normal" fo:text-transform="none" fo:color="#000000" style:text-position="super 58%" style:font-name="Verdana1" fo:font-size="10pt" fo:letter-spacing="normal" fo:font-style="normal" fo:font-weight="normal" officeooo:rsid="001b6029" style:font-size-asian="10pt" style:font-weight-asian="normal" style:font-name-complex="Verdana" style:font-size-complex="10pt" style:font-weight-complex="normal"/>
    </style:style>
    <style:style style:name="T128" style:family="text">
      <style:text-properties fo:font-variant="normal" fo:text-transform="none" fo:color="#000000" style:text-position="super 58%" style:font-name="Verdana1" fo:font-size="10pt" fo:letter-spacing="normal" fo:font-style="normal" fo:font-weight="normal" officeooo:rsid="001c26f3" style:font-size-asian="10pt" style:font-weight-asian="normal" style:font-name-complex="Verdana" style:font-size-complex="10pt" style:font-weight-complex="normal"/>
    </style:style>
    <style:style style:name="T129" style:family="text">
      <style:text-properties fo:font-variant="normal" fo:text-transform="none" fo:color="#000000" style:text-position="super 58%" style:font-name="Verdana" fo:font-size="10pt" fo:letter-spacing="normal" fo:font-style="normal" fo:font-weight="bold" officeooo:rsid="0022fe93" style:font-size-asian="10pt" style:font-weight-asian="bold" style:font-name-complex="Verdana" style:font-size-complex="10pt" style:font-weight-complex="bold"/>
    </style:style>
    <style:style style:name="T130" style:family="text">
      <style:text-properties fo:font-variant="normal" fo:text-transform="none" fo:color="#000000" style:text-position="super 58%" style:font-name="Verdana" fo:font-size="10pt" fo:letter-spacing="normal" fo:font-style="normal" fo:font-weight="normal" officeooo:rsid="001b6029" style:font-size-asian="10pt" style:font-weight-asian="normal" style:font-name-complex="Verdana" style:font-size-complex="10pt" style:font-weight-complex="normal"/>
    </style:style>
    <style:style style:name="T131" style:family="text">
      <style:text-properties fo:font-variant="normal" fo:text-transform="none" fo:color="#000000" style:text-position="super 58%" style:font-name="Verdana" fo:letter-spacing="normal" fo:font-style="normal" fo:font-weight="bold" officeooo:rsid="0022fe93" style:font-weight-asian="bold" style:font-name-complex="Verdana" style:font-weight-complex="bold"/>
    </style:style>
    <style:style style:name="T132" style:family="text">
      <style:text-properties fo:color="#000000" style:font-name="Verdana" fo:font-size="10pt" style:font-size-asian="10pt" style:font-name-complex="Verdana" style:font-size-complex="10pt"/>
    </style:style>
    <style:style style:name="T133" style:family="text">
      <style:text-properties fo:color="#000000" style:font-name="Verdana" fo:font-size="10pt" officeooo:rsid="000c532e" style:font-size-asian="10pt" style:font-name-complex="Verdana" style:font-size-complex="10pt"/>
    </style:style>
    <style:style style:name="T134" style:family="text">
      <style:text-properties officeooo:rsid="000c532e"/>
    </style:style>
    <style:style style:name="T135" style:family="text">
      <style:text-properties officeooo:rsid="0016f191"/>
    </style:style>
    <style:style style:name="T136" style:family="text">
      <style:text-properties officeooo:rsid="00189878"/>
    </style:style>
    <style:style style:name="T137" style:family="text">
      <style:text-properties style:font-weight-asian="normal" style:font-weight-complex="normal"/>
    </style:style>
    <style:style style:name="T138" style:family="text">
      <style:text-properties officeooo:rsid="0022fe93"/>
    </style:style>
    <style:style style:name="T139" style:family="text">
      <style:text-properties officeooo:rsid="00348fea"/>
    </style:style>
    <style:style style:name="T140" style:family="text">
      <style:text-properties officeooo:rsid="0054ec58"/>
    </style:style>
    <style:style style:name="T141" style:family="text">
      <style:text-properties officeooo:rsid="00476d09"/>
    </style:style>
    <style:style style:name="T142" style:family="text">
      <style:text-properties officeooo:rsid="0056ef7d"/>
    </style:style>
    <style:style style:name="T143" style:family="text">
      <style:text-properties officeooo:rsid="0057e458"/>
    </style:style>
    <style:style style:name="T144" style:family="text">
      <style:text-properties fo:font-weight="bold" style:font-weight-asian="bold" style:font-weight-complex="bold"/>
    </style:style>
    <style:style style:name="T145" style:family="text">
      <style:text-properties officeooo:rsid="005ff952"/>
    </style:style>
    <style:style style:name="T146" style:family="text">
      <style:text-properties officeooo:rsid="00619118"/>
    </style:style>
    <style:style style:name="T147" style:family="text">
      <style:text-properties officeooo:rsid="0063feb7"/>
    </style:style>
    <style:style style:name="T148" style:family="text">
      <style:text-properties officeooo:rsid="0068523c"/>
    </style:style>
    <style:style style:name="T149" style:family="text">
      <style:text-properties officeooo:rsid="0068de33"/>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bullet text:level="1" text:style-name="Bullet_20_Symbols" style:num-suffix="." text:bullet-char="•">
        <style:list-level-properties text:space-before="0.6252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6465in" fo:text-indent="-0.25in" fo:margin-left="0.6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65in" fo:text-indent="-0.25in" fo:margin-left="0.8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65in" fo:text-indent="-0.25in" fo:margin-left="1.1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65in" fo:text-indent="-0.25in" fo:margin-left="1.3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65in" fo:text-indent="-0.25in" fo:margin-left="1.6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65in" fo:text-indent="-0.25in" fo:margin-left="1.8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65in" fo:text-indent="-0.25in" fo:margin-left="2.1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65in" fo:text-indent="-0.25in" fo:margin-left="2.3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65in" fo:text-indent="-0.25in" fo:margin-left="2.6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65in" fo:text-indent="-0.25in" fo:margin-left="2.896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background" draw:wrap-influence-on-position="once-concurrent"/>
    </style:style>
    <style:style style:name="gr4" style:family="graphic">
      <style:graphic-properties draw:marker-start="Double_20_arrow_20_curved" draw:marker-end="Double_20_arrow_20_curved" draw:fill="gradient" draw:fill-color="#729fcf" draw:fill-gradient-name="Gray_20_Gradient_20_1" draw:textarea-horizontal-align="justify" draw:textarea-vertical-align="middle" draw:auto-grow-height="false" fo:wrap-option="wrap" style:run-through="background" draw:wrap-influence-on-position="once-concurrent"/>
    </style:style>
    <style:style style:name="gr5" style:family="graphic">
      <style:graphic-properties draw:marker-start="Double_20_arrow_20_curved" draw:marker-end="Double_20_arrow_20_curv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FACT<text:span text:style-name="T26">©</text:span>: <text:span text:style-name="T135">Foundation for Analysis through Critical Thinking</text:span></text:p>
      <text:p text:style-name="P101"><text:span text:style-name="T24">FACT</text:span><text:span text:style-name="T31">©</text:span><text:span text:style-name="T52"> </text:span><text:span text:style-name="T53">and Learning Mathematics</text:span></text:p>
      <text:p text:style-name="P98">Everyone is involved in analyzing a variety of situations for effective problem solving. But very often our solutions are biased, inaccurate, partial, and often we reach faulty conclusions. However, the quality of our life and the important solutions that we derive both personally and professionally depend on the quality of our thinking. Regardless of the many roles that we play in life whether student, parent, or in our career, the price of poor thinking can be detrimental. However, a solid foundation for improved thinking can be systematically learned and lead us to find better solutions and better solutions improve our life. <text:s text:c="2"/></text:p>
      <text:p text:style-name="P102"><text:span text:style-name="T95">The primary goal of mathematics teaching and learning </text:span><text:span text:style-name="T96">is </text:span><text:span text:style-name="T95">to develop the ability to solve a wide variety of complex mathematics problems. According to the National Council of Supervisors of Mathematics (1) “learning to solve problems is the principal reason for studying mathematics.” Too often </text:span><text:span text:style-name="T96">math </text:span><text:span text:style-name="T95">instruction emphasizes problem solving techniques and strategies that are </text:span><text:span text:style-name="T96">specific </text:span><text:span text:style-name="T95">to </text:span><text:span text:style-name="T96">each type of problem students are asked to solve. They ultimately memorize a vast and disconnected number of facts, routines, and procedures that overwhelm students, and as soon as they encounter new material students quickly forget nor make the connections needed to flexibly apply past experiences to new content</text:span><text:span text:style-name="T95">. </text:span><text:span text:style-name="T96">There is a better way. </text:span><text:span text:style-name="T95">It is the goal of The Center </text:span><text:span text:style-name="T96">of Mathematical Coaching and Consulting </text:span><text:span text:style-name="T95">to provide instruction that develops problem solving techniques useful in many tasks and within that context emphasize strategies and techniques useful for different categorizes of mathematics problem solving. <text:s/></text:span></text:p>
      <text:p text:style-name="P102"><text:span text:style-name="T92">The essence of </text:span><text:span text:style-name="T94">FACT</text:span><text:span text:style-name="T127">©</text:span><text:span text:style-name="T92"> </text:span><text:span text:style-name="T94">is a research-based model </text:span><text:span text:style-name="T92">for </text:span><text:span text:style-name="T94">problem solving and is grounded on the concept of what researchers in mathematics, education, psychology, and other fields refer to as </text:span><text:span text:style-name="T92">metacognition: </text:span><text:span text:style-name="T93">one's ability to </text:span><text:span text:style-name="T92">assess and monitor </text:span><text:span text:style-name="T93">his/her own </text:span><text:span text:style-name="T92">thinking in order to make thinking better—more clear, more accurate, more defensible. </text:span><text:span text:style-name="T93">Improving students' metacognition results in </text:span><text:span text:style-name="T92">self-directed, self-disciplined, self-monitored, and self-corrective thinking. It presupposes assent to </text:span><text:span text:style-name="T93">applying </text:span><text:span text:style-name="T92">rigorous standards </text:span><text:span text:style-name="T93">to our thinking</text:span><text:span text:style-name="T92"> and mindful command of their use. Current literature in mathematics and science education supports an emphasis on metacognition for all levels of instruction—arithmetic, <text:s/>through calculus and beyond. </text:span><text:span text:style-name="T93">FACT</text:span><text:span text:style-name="T130">©</text:span><text:span text:style-name="T92"> focuses on </text:span><text:span text:style-name="T93">strategies </text:span><text:span text:style-name="T92">which develops students’ metacognitive skills. </text:span><text:span text:style-name="T75">Results from a number of studies demonstrate that learning metacognitive problem-solving processes </text:span><text:span text:style-name="T76">is</text:span><text:span text:style-name="T75"> useful in mathematics and other subjects. As students </text:span><text:span text:style-name="T77">master</text:span><text:span text:style-name="T75"> </text:span><text:span text:style-name="T77">metacognitive strategies</text:span><text:span text:style-name="T75">, they often develop and discover their own problem solving strategies and become adept at using them </text:span><text:span text:style-name="T77">with greater </text:span><text:span text:style-name="T75">confidence in tackling problem-solving tasks in any situation </text:span><text:span text:style-name="T77">with</text:span><text:span text:style-name="T75"> enhanc</text:span><text:span text:style-name="T77">ed</text:span><text:span text:style-name="T75"> reasoning skill</text:span><text:span text:style-name="T77">s. In particular, a study conducted by Kramarski, Weisse, and Kolsher (2003) investigated the effects of self metacognitive questioning training on students' (a) mathematical problem solving; (b) mathematical anxiety; and (c) on problem solving and anxiety of mathematics of higher and lower achievers.</text:span><text:span text:style-name="T90"> Findings indicated that the metacognitively trained students gained more than the control students in mathematical problem-solving performance. In addition, the metacognitively trained students reduced their mathematical anxiety more than control group students. </text:span><text:span text:style-name="T75"><text:s/></text:span></text:p>
      <text:p text:style-name="P103"><text:span text:style-name="T56">Problem solving and learning mathematics is dualistic in that very specific problem solving processes (</text:span><text:span text:style-name="T60">what </text:span><text:span text:style-name="T62">information do I have,</text:span><text:span text:style-name="T60"> </text:span><text:span text:style-name="T56">graph </text:span><text:span text:style-name="T60">the</text:span><text:span text:style-name="T56"> equation, </text:span><text:span text:style-name="T60">draw a picture, </text:span><text:span text:style-name="T62">factor</text:span><text:span text:style-name="T56">, </text:span><text:span text:style-name="T60">find a</text:span><text:span text:style-name="T56"> </text:span><text:span text:style-name="T58">formula</text:span><text:span text:style-name="T56">, etc.) need to be employed and students </text:span><text:span text:style-name="T57">also </text:span><text:span text:style-name="T56">need to constantly build on previously learned content. However, neit</text:span><text:span text:style-name="T57">h</text:span><text:span text:style-name="T56">er alone </text:span><text:span text:style-name="T57">is sufficient for learning new ideas or s</text:span><text:span text:style-name="T56">olv</text:span><text:span text:style-name="T57">ing</text:span><text:span text:style-name="T56"> new p</text:span><text:span text:style-name="T57">roblems</text:span><text:span text:style-name="T56">. Effective problem solving requires the </text:span><text:span text:style-name="T59">systematic </text:span><text:span text:style-name="T56">integration of </text:span><text:span text:style-name="T59">problem solving process and content knowledge </text:span><text:span text:style-name="T62">through </text:span><text:span text:style-name="T59">applying</text:span><text:span text:style-name="T57"> a </text:span><text:span text:style-name="T60">metacognitive approach </text:span><text:span text:style-name="T61">for guiding students' thinking for successful learning</text:span><text:span text:style-name="T63">. </text:span><text:span text:style-name="T65">The Center </text:span><text:span text:style-name="T66">for Mathematical Coaching and Consulting </text:span><text:span text:style-name="T65">teaches its </text:span><text:soft-page-break/><text:span text:style-name="T65">clients/students how to use </text:span><text:span text:style-name="T63">FACT</text:span><text:span text:style-name="T33">@ </text:span><text:span text:style-name="T56">as a </text:span><text:span text:style-name="T61">metacognitive </text:span><text:span text:style-name="T56">learning tool, as if it were a math concept, as new content is covered. Teaching one component of the model at a time </text:span><text:span text:style-name="T57">while </text:span><text:span text:style-name="T56">giving students probl</text:span><text:span text:style-name="T57">e</text:span><text:span text:style-name="T56">ms that can be solved </text:span><text:span text:style-name="T57">using </text:span><text:span text:style-name="T59">each</text:span><text:span text:style-name="T57"> </text:span><text:span text:style-name="T56">component </text:span><text:span text:style-name="T59">of the model </text:span><text:span text:style-name="T57">allows students </text:span><text:span text:style-name="T59">to </text:span><text:span text:style-name="T57">internalize important metacognitive skills while they are learning math</text:span><text:span text:style-name="T56">. </text:span></text:p>
      <text:p text:style-name="P104"><text:span text:style-name="T55">D</text:span><text:span text:style-name="T51">ua</text:span><text:span text:style-name="T54">l</text:span><text:span text:style-name="T51">ity of Problems Solving and Learning Mathematics</text:span></text:p>
      <text:p text:style-name="P4"><draw:rect text:anchor-type="paragraph" draw:z-index="0" draw:style-name="gr1" draw:text-style-name="P110" svg:width="1.5724in" svg:height="0.6343in" svg:x="0.3465in" svg:y="0.111in"><text:p text:style-name="P110">Problem Solving</text:p><text:p text:style-name="P110"><text:s/>Processes</text:p></draw:rect><draw:rect text:anchor-type="paragraph" draw:z-index="2" draw:style-name="gr2" draw:text-style-name="P110" svg:width="0.0571in" svg:height="0.0571in" svg:x="3.3201in" svg:y="0.2154in"><text:p/></draw:rect><draw:rect text:anchor-type="paragraph" draw:z-index="3" draw:style-name="gr1" draw:text-style-name="P110" svg:width="1.6098in" svg:height="0.5878in" svg:x="3.3016in" svg:y="0.0819in"><text:p text:style-name="P110">Knowledge of Content</text:p></draw:rect></text:p>
      <text:p text:style-name="P4"><draw:rect text:anchor-type="paragraph" draw:z-index="1" draw:style-name="gr2" draw:text-style-name="P110" svg:width="0.6059in" svg:height="0.0012in" svg:x="3.4339in" svg:y="0.0791in"><text:p/></draw:rect><draw:custom-shape text:anchor-type="paragraph" draw:z-index="4" draw:style-name="gr3" svg:width="1.3831in" svg:height="0.1461in" svg:x="0in" svg:y="0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4"/>
      <text:p text:style-name="P4"><text:tab/><text:tab/><text:tab/><text:tab/></text:p>
      <text:p text:style-name="P5"><text:tab/><text:tab/><text:tab/> <text:s text:c="7"/><text:span text:style-name="T138">FACT</text:span><text:span text:style-name="T33">@ </text:span><text:span text:style-name="T66">= Metacognition </text:span></text:p>
      <text:list xml:id="list7030744889664755628" text:style-name="L16">
        <text:list-header>
          <text:p text:style-name="P1"><draw:custom-shape text:anchor-type="paragraph" draw:z-index="5" draw:style-name="gr4" svg:width="3.3953in" svg:height="0.5213in" draw:transform="rotate (-3.14159265358979) translate (3.39514435695538in 0.521002843394576in)"><text:p/><draw:enhanced-geometry svg:viewBox="0 0 21600 21600" draw:mirror-horizontal="false" draw:mirror-vertical="false" draw:text-areas="?f5 ?f1 ?f6 ?f3" draw:type="left-right-arrow" draw:modifiers="4130.06134969325 5952.40083507307"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list-header>
      </text:list>
      <text:p text:style-name="P2"/>
      <text:p text:style-name="P70"/>
      <text:p text:style-name="P70">For students to learn mathematics they must initially internalize the concept, then apply the concept to a problem so that they come to see the value of understanding the new idea. At the same time, they need to evaluate how well they are internalizing and applying the content they are asked to learn. Students need a meaningful way to practice evaluating their work. Too often students are not given an opportunity to evaluate, to think about what they are studying and rely on memorization and blindly following a set of rules for learning how to solve a particular problem. Students need to learn to assess what they are doing, become more aware of when things seem <text:span text:style-name="T149">unclear </text:span>r off track, when they need an example <text:span text:style-name="T149">and coaching</text:span>, and when their solutions are just not working. It is the purpose to the Center to equip students with strategies to assess their abilities and gain greater control of their own learning. <text:span text:style-name="T137">FACT</text:span><text:span text:style-name="T34">© <text:s/></text:span>provides students a process for approaching a variety of problems they encounter. Because the importance of self-assessment <text:span text:style-name="T139">through metacognition </text:span>is so valuable to mathematics learning, it is important to use a solid approach for solving problems and learning new content. <text:span text:style-name="T145">From various studies involving problem solving instruction, Suydam (44) concluded:</text:span></text:p>
      <text:p text:style-name="P70"/>
      <text:p text:style-name="P72"><text:span text:style-name="T145"><text:tab/>“if problem solving is treated as “apply the procedure, then the students try to follow these <text:tab/>rules in subsequent problems.</text:span> If you teach problem solving as an approach, where you <text:tab/>must think and can apply anything that works, the students are likely to be less rigid.” </text:p>
      <text:p text:style-name="P72"><text:tab/>(p.104)</text:p>
      <text:p text:style-name="P71"/>
      <text:p text:style-name="P71">The Center applies method of teaching that may be used to accomplish the instructional goals of learning basic facts, concepts, and procedures, as well as goals for problem solving within a broad range of problem contexts..and focuses on the teaching and learning of mathematics through a holistic approach </text:p>
      <text:p text:style-name="P30"><text:span text:style-name="T120"/></text:p>
      <text:p text:style-name="P30"><text:span text:style-name="T120"/></text:p>
      <text:p text:style-name="P30"><text:span text:style-name="T120">O</text:span><text:span text:style-name="T117">verview of</text:span><text:span text:style-name="T118"> </text:span><text:span text:style-name="T117">F</text:span><text:span text:style-name="T119">ACT</text:span><text:span text:style-name="T131">@</text:span></text:p>
      <text:p text:style-name="P43"><text:span text:style-name="T67">Our </text:span><text:span text:style-name="T71">staff</text:span><text:span text:style-name="T67"> </text:span><text:span text:style-name="T71">have combined aspects of the</text:span><text:span text:style-name="T67"> comprehensive critical thinking model created by Richard Paul </text:span><text:span text:style-name="T71">and</text:span><text:span text:style-name="T67"> </text:span><text:span text:style-name="T71">expanded by Paul </text:span><text:span text:style-name="T67">and Linda Elder, and promoted by the Foundation and Center for Critical Thinking (</text:span><text:a xlink:type="simple" xlink:href="http://www.criticalthinking.org/"><text:span text:style-name="T121">www.criticalthinking.org</text:span></text:a><text:span text:style-name="T67">) </text:span><text:span text:style-name="T71">with a more specific model for mathematical reasoning </text:span><text:soft-page-break/><text:span text:style-name="T71">developed by George Polya </text:span><text:span text:style-name="T78">and </text:span><text:span text:style-name="T91">more </text:span><text:span text:style-name="T78">recent research based on Polya's work, </text:span><text:span text:style-name="T84">the field of cognitive psychology, and specifically in cognitive science. It is a goal of </text:span><text:span text:style-name="T86">the Center </text:span><text:span text:style-name="T84">to </text:span><text:span text:style-name="T86">facilitate deep learning of mathematics and problem solving through the </text:span><text:span text:style-name="T84">appl</text:span><text:span text:style-name="T86">ication of</text:span><text:span text:style-name="T84"> theories of human learning </text:span><text:span text:style-name="T85">learned from the cognitive sciences </text:span><text:span text:style-name="T84">with research on understanding how students interact with mathematics (4).</text:span><text:span text:style-name="T71"> </text:span><text:span text:style-name="T87">Schoenfeld and Herrmann (5) found that novices attend to surface features of problems whereas experts categorized problems on the basis of the fundamental principle</text:span><text:span text:style-name="T91">s</text:span><text:span text:style-name="T87"> involved. It is imperative that students are moved from superficial understandings of mathematical content toward gaining an understand of foundational knowledge. Unfortunately, most classroom teaching do</text:span><text:span text:style-name="T91">es</text:span><text:span text:style-name="T87"> not promote this type of understand and </text:span><text:span text:style-name="T91">have students</text:span><text:span text:style-name="T87"> blindly following a set of procedures to be memorized, practiced and habituated until students obtain the right answer that agrees with the answers found in the” back of the text book.” </text:span><text:span text:style-name="T91">Learning is further inhibited by</text:span><text:span text:style-name="T88"> pressure to cover a prescribed course syllabus; testing (or the absence of tests that measure processes); and student frustration. </text:span><text:span text:style-name="T89">After a student </text:span><text:span text:style-name="T91">moves on to new content or even </text:span><text:span text:style-name="T89">a </text:span><text:span text:style-name="T91">new </text:span><text:span text:style-name="T89">course, the research is quite clear, </text:span><text:span text:style-name="T91">that </text:span><text:span text:style-name="T89">within a few weeks they have forgotten what they learned and </text:span><text:span text:style-name="T91">too </text:span><text:span text:style-name="T89">often </text:span><text:span text:style-name="T91">they are </text:span><text:span text:style-name="T89">not prepared for college level work.</text:span></text:p>
      <text:p text:style-name="P43"><text:span text:style-name="T71"/></text:p>
      <text:p text:style-name="P43"><text:span text:style-name="T71"><text:s/></text:span></text:p>
      <text:p text:style-name="P43"><text:span text:style-name="T86">The framework developed at the Center, consistent with current cognitive theories of problem solving research, views the learner as an active participant in the construction of one's own knowledge rather than passively receiving knowledge. It is the responsibility of the teacher to arrange situations and contexts within which the learner constructs appropriate knowledge. It emphasized the dynamic and cyclic nature of problem solving. A student st</text:span><text:span text:style-name="T91">arts</text:span><text:span text:style-name="T86"> with a problem and applies a variety of approaches to understanding. Then, the student attempts to devise a plan and in the process may discover a need to understand the problem better through constant reflection of the question or problem at issue. After the plan has been formed, the student attempts to carry it out and again through constant reflection, monitors his or her thinking which <text:s/>leads to developing a new plan, or again </text:span><text:span text:style-name="T91">through reflection </text:span><text:span text:style-name="T86">gaining more understanding of what is being asked, and/or posing new and related problems to work on. </text:span><text:span text:style-name="T71">According to Polya (1957):</text:span></text:p>
      <text:p text:style-name="P31"/>
      <text:p text:style-name="P40"><text:span text:style-name="T67"><text:tab/></text:span><text:span text:style-name="T101">“</text:span><text:span text:style-name="T102">One of the first and foremost duties of the teacher is not to give his students the <text:tab/>impression that mathematical problems have little connection with each other, and no <text:tab/>connection at all with anything else...The teach should encourage the students to imagine <text:tab/>cases in which they could utilize again the procedure used, or apply the result obtained” <text:tab/>(p. 15-16).</text:span></text:p>
      <text:p text:style-name="P37"/>
      <text:p text:style-name="P45"><text:span text:style-name="T105">The Problem-Solving processes outlined </text:span><text:span text:style-name="T111">in</text:span><text:span text:style-name="T105"> Polya's landmark book “How to Solve It” presents four phases or areas of problem solving, which have become the framework most often recommended for teaching problem-solving skills in mathematics. The four steps are simple:</text:span></text:p>
      <text:p text:style-name="P33"/>
      <text:p text:style-name="P48"><text:span text:style-name="T101"><text:tab/>1.<text:tab/></text:span><text:span text:style-name="T103">u</text:span><text:span text:style-name="T101">nderstanding the problem,</text:span></text:p>
      <text:p text:style-name="P37"><text:tab/>2.<text:tab/>devising a plan to solve the problem,</text:p>
      <text:p text:style-name="P37"><text:tab/>3.<text:tab/>implementing the plan, and</text:p>
      <text:p text:style-name="P48"><text:span text:style-name="T101"><text:tab/>4.<text:tab/>reflecti</text:span><text:span text:style-name="T104">ng</text:span><text:span text:style-name="T101"> on the problem.</text:span></text:p>
      <text:p text:style-name="P37"/>
      <text:p text:style-name="P46"><text:span text:style-name="T111">T</text:span><text:span text:style-name="T105">he four steps may seem </text:span><text:span text:style-name="T110">intuitive and </text:span><text:span text:style-name="T106">simplistic </text:span><text:span text:style-name="T107">and, at face-value</text:span><text:span text:style-name="T105">, provide little direction for assistance </text:span><text:span text:style-name="T107">for</text:span><text:span text:style-name="T105"> understa</text:span><text:span text:style-name="T107">nd</text:span><text:span text:style-name="T105">ing, devising a plan, implementing the pla</text:span><text:span text:style-name="T107">n</text:span><text:span text:style-name="T105">, and reflectin</text:span><text:span text:style-name="T111">g</text:span><text:span text:style-name="T105"> on the proble</text:span><text:span text:style-name="T107">m</text:span><text:span text:style-name="T105">. </text:span><text:span text:style-name="T107">In all fairness to </text:span><text:span text:style-name="T105">Polya, </text:span><text:span text:style-name="T107">he </text:span><text:span text:style-name="T105">does provide insight </text:span><text:span text:style-name="T107">for</text:span><text:span text:style-name="T105"> assisting students at each step </text:span><text:span text:style-name="T107">and m</text:span><text:span text:style-name="T105">any of his strategies </text:span><text:span text:style-name="T107">form</text:span><text:span text:style-name="T105"> the basis of </text:span><text:span text:style-name="T107">ongoing research and practice in teaching mathematics. Since Polya's work, teachers and researchers have developed literally hundreds of methods for addressing </text:span><text:span text:style-name="T109">each of </text:span><text:span text:style-name="T107">the four steps. Students and teachers </text:span><text:span text:style-name="T112">often </text:span><text:span text:style-name="T107">get lost in the vast collection of problem solving approaches and need a solid, simple, and consistent approach for successfully accomplishing each of Polya's four steps. That is why the Paul and Elder model can serve as a unifying approach toward accomplishing the type of problem solving analysis </text:span><text:span text:style-name="T110">and thinking </text:span><text:span text:style-name="T107">envisioned by Polya and others. According</text:span><text:span text:style-name="T115"> to researchers at the university of Georgia, to build a theory of problem solving that approaches Polya's model, a manager function must be </text:span><text:soft-page-break/><text:span text:style-name="T115">incorporated in the system. As early as Dewey (9) in How We Think, emphasized self-reflection in the solving problems. Through combining the work of Polya with critical thinking, students are provided an approach that enables them to monitor, direct, and control their own thinking processes Schoenfeld (10) often described the importance of of having n executive or monitoring component within his problem solving theory and provided explicit attention to a set of guidelines fro reflection about problem solving activities in which student were engaged. </text:span></text:p>
      <text:p text:style-name="P34"/>
      <text:p text:style-name="P47"><text:span text:style-name="T107">Too often students are told to analy</text:span><text:span text:style-name="T113">ze</text:span><text:span text:style-name="T107"> a problem and have never been taught a consistent method that can be flexibly applied </text:span><text:span text:style-name="T110">for </text:span><text:span text:style-name="T113">lear</text:span><text:span text:style-name="T107">ning </text:span><text:span text:style-name="T111">mathematics</text:span><text:span text:style-name="T107">. Consider, even </text:span><text:span text:style-name="T108">a curriculum for Root Cause Analysis </text:span><text:span text:style-name="T112">(RCA) an approach use</text:span><text:span text:style-name="T113">d</text:span><text:span text:style-name="T108"> by corporations </text:span><text:span text:style-name="T113">for the analysis of problem situations</text:span><text:span text:style-name="T108">. One popular presentation states: “A critical part of the problem solving process is “An analytical process based on </text:span></text:p>
      <text:list xml:id="list1192603790219595772" text:style-name="L17">
        <text:list-item>
          <text:p text:style-name="P55"><text:span text:style-name="T107">b</text:span><text:span text:style-name="T105">reaking the system down into its components</text:span></text:p>
        </text:list-item>
        <text:list-item>
          <text:p text:style-name="P55"><text:span text:style-name="T105">understanding the effect of each component on other</text:span><text:span text:style-name="T113">s</text:span><text:span text:style-name="T105"> and/or the system”</text:span></text:p>
        </text:list-item>
      </text:list>
      <text:p text:style-name="P57"/>
      <text:p text:style-name="P56"><text:span text:style-name="T105">Sound familiar, </text:span><text:span text:style-name="T113">the same curriculum essentially follows Polya's four steps and later instructs </text:span><text:span text:style-name="T105">employees to understand the problem, break it down, </text:span><text:span text:style-name="T113">and analyze data. Again, the method </text:span><text:span text:style-name="T114">neglects the </text:span><text:span text:style-name="T113">very tools necessary for </text:span><text:span text:style-name="T114">understanding and analyzing situations and </text:span><text:span text:style-name="T113">for consistently thinking about </text:span><text:span text:style-name="T105">how to think in flexible way</text:span><text:span text:style-name="T109">s</text:span><text:span text:style-name="T105"> </text:span><text:span text:style-name="T114">that led to accurate </text:span><text:span text:style-name="T105">problem solving </text:span><text:span text:style-name="T114">or effective learning. To improve thinking the role of metacognition cannot be avoided. </text:span><text:span text:style-name="T105">The Paul and Elder model </text:span><text:span text:style-name="T114">of critical thinking</text:span><text:span text:style-name="T105">, combined with Po</text:span><text:span text:style-name="T109">l</text:span><text:span text:style-name="T105">ya and subsequent research </text:span><text:span text:style-name="T109">findings </text:span><text:span text:style-name="T105">contribute toward addressing the </text:span><text:span text:style-name="T116">how</text:span><text:span text:style-name="T105"> to understand, analyze, and solve” problems. </text:span></text:p>
      <text:p text:style-name="P35"/>
      <text:p text:style-name="P41"><text:span text:style-name="T98">F</text:span><text:span text:style-name="T99">ACT</text:span><text:span text:style-name="T129">@ </text:span><text:span text:style-name="T100">a</text:span><text:span text:style-name="T97">nd </text:span><text:span text:style-name="T100">C</text:span><text:span text:style-name="T97">ritical Thinking</text:span></text:p>
      <text:p text:style-name="P85"><text:span text:style-name="T1">Richard Paul, </text:span><text:span text:style-name="T3">Director of Research at the Center</text:span><text:span text:style-name="T1"> </text:span><text:span text:style-name="T3">for Critical Thinking, </text:span><text:span text:style-name="T1">is regarded as one of the foremost scholars of critical thinking. </text:span><text:span text:style-name="T2">FACT</text:span><text:span text:style-name="T28">©</text:span><text:span text:style-name="T2"> </text:span><text:span text:style-name="T3">i</text:span><text:span text:style-name="T2">s based on </text:span><text:span text:style-name="T3">the</text:span><text:span text:style-name="T2"> c</text:span><text:span text:style-name="T1">ritical thinking model originally developed by Richard Paul </text:span><text:span text:style-name="T9">and extended by Linda Elder</text:span><text:span text:style-name="T1">, </text:span><text:span text:style-name="T14">which has been</text:span><text:span text:style-name="T2"> </text:span><text:span text:style-name="T3">modified</text:span><text:span text:style-name="T2"> by MC</text:span><text:span text:style-name="T27">2,­</text:span> <text:span text:style-name="T3">to include </text:span><text:span text:style-name="T4">more specific and</text:span><text:span text:style-name="T3"> current research </text:span><text:span text:style-name="T9">and models </text:span><text:span text:style-name="T13">(such as Polya)</text:span><text:span text:style-name="T9"> </text:span><text:span text:style-name="T4">for learning </text:span><text:span text:style-name="T3">mathematics. </text:span><text:span text:style-name="T4">The result of these efforts has led to the development of an approach for teaching mathematics and problem solving that facilitates student learning at a deeper level that le</text:span><text:span text:style-name="T13">a</text:span><text:span text:style-name="T4">d to better grades, higher levels of achievement, </text:span><text:span text:style-name="T13">and reduced math anxiety</text:span><text:span text:style-name="T4">. <text:s/></text:span></text:p>
      <text:p text:style-name="P38"/>
      <text:p text:style-name="P42"><text:span text:style-name="T67">The </text:span><text:span text:style-name="T72">Critical Thinking </text:span><text:span text:style-name="T67">model </text:span><text:span text:style-name="T72">developed by Paul and Elder </text:span><text:span text:style-name="T67">is built on three fundamental concepts: elements of reasoning, intellectual standards, and intellectual traits Paul and Elder explain in Tools</text:span><text:span text:style-name="Emphasis"><text:span text:style-name="T67"> for Taking Charge of Your Learning and Your Life</text:span></text:span><text:span text:style-name="T67">, “Whenever you are reasoning you are trying to accomplish some purpose, within a point of view, using concepts or ideas. You are focused on some question, issue or problem, using information to come to conclusions, based on assumptions, all of which has implications.” It presupposes assent to rigorous standards of excellence and mindful command of their use. I</text:span><text:span text:style-name="T79">n effect, metacognition. </text:span><text:span text:style-name="T80">A key goal of the Paul and </text:span><text:span text:style-name="T79">Elder </text:span><text:span text:style-name="T80">model of critical thinking is to facilitate in students a disposition to constantly assess their own thinking against </text:span><text:span text:style-name="T67">against intellectual </text:span><text:span text:style-name="Strong_20_Emphasis"><text:span text:style-name="T67">standards, </text:span></text:span><text:span text:style-name="T67">such as clarity, accuracy, precision, relevance, depth, breadth, logic, significance, and fairness. Paul and Elder note that “Thinking critically requires command of [these] fundamental intellectual standards.”</text:span></text:p>
      <text:p text:style-name="P36"/>
      <text:p text:style-name="P39"><text:span text:style-name="T80">An additional </text:span><text:span text:style-name="T73">component of the Critical Thinking model is based on the view that a</text:span><text:span text:style-name="T67">ll thinkers should cultivate positive intellectual </text:span><text:span text:style-name="Strong_20_Emphasis"><text:span text:style-name="T67">traits</text:span></text:span><text:span text:style-name="T67"> such as intellectual humility, confidence in reason, </text:span><text:span text:style-name="T68">intellectual autonomy, and perseverance.</text:span><text:span text:style-name="T67"> </text:span><text:span text:style-name="T70"><text:s/></text:span><text:span text:style-name="T81">By combining aspects of critical thinking, envisioned by Richard Paul, with math specific models for teaching mathematics,</text:span><text:span text:style-name="T82"> </text:span><text:span text:style-name="T81">a powerful research-based </text:span><text:span text:style-name="T83">metacognitive tool, FACT</text:span><text:span text:style-name="T127">©</text:span><text:span text:style-name="T83"> has been developed by the Center for Mathematical Coaching and Consulting. As s</text:span><text:span text:style-name="T82">tudents learn the fundamentals of FACT© and have reasoned through math ideas and problem</text:span><text:span text:style-name="T83">s</text:span><text:span text:style-name="T82">, they will learn to routinely apply these strategies whenever they encounter a mathematical problem of even problems in other disciplines. </text:span><text:span text:style-name="T83">In time, </text:span><text:span text:style-name="T82">students </text:span><text:span text:style-name="T83">will gain skill in </text:span><text:soft-page-break/><text:span text:style-name="T83">understanding</text:span><text:span text:style-name="T82"> the extent to which they can accurately state the purpose of </text:span><text:span text:style-name="T83">a</text:span><text:span text:style-name="T82"> problem or what they are being asked to solve/find, </text:span><text:span text:style-name="T83">learn effective methods for analyzing problems by b</text:span><text:span text:style-name="T82">reak</text:span><text:span text:style-name="T83">ing</text:span><text:span text:style-name="T82"> the problem into sub-goals, </text:span><text:span text:style-name="T83">and </text:span><text:span text:style-name="T82">determine information and relevant concepts and assumptions, </text:span><text:span text:style-name="T83">and ultimately develop accurate solutions that the students will confirm without prompting</text:span><text:span text:style-name="T82">. In their "Dimensions of Critical Thought," Paul and Elder detail </text:span><text:span text:style-name="T70">many of </text:span><text:span text:style-name="T82">the skills and dispositions associated with critical thinking. You may </text:span><text:span text:style-name="T69">also </text:span><text:span text:style-name="T82">read about </text:span><text:span text:style-name="T70">other</text:span><text:span text:style-name="T82"> </text:span><text:a xlink:type="simple" xlink:href="http://surry.edu/About/CriticalThinking/Strategies.aspx" office:target-frame-name="_self" xlink:show="replace"><text:span text:style-name="T124">strategies </text:span></text:a><text:a xlink:type="simple" xlink:href="http://surry.edu/About/CriticalThinking/Strategies.aspx" office:target-frame-name="_self" xlink:show="replace"><text:span text:style-name="T122">that </text:span></text:a><text:a xlink:type="simple" xlink:href="http://surry.edu/About/CriticalThinking/Strategies.aspx" office:target-frame-name="_self" xlink:show="replace"><text:span text:style-name="T123">form the basis of </text:span></text:a><text:a xlink:type="simple" xlink:href="http://surry.edu/About/CriticalThinking/Strategies.aspx" office:target-frame-name="_self" xlink:show="replace"><text:span text:style-name="T125">FACT</text:span></text:a><text:a xlink:type="simple" xlink:href="http://surry.edu/About/CriticalThinking/Strategies.aspx" office:target-frame-name="_self" xlink:show="replace"><text:span text:style-name="T126">©</text:span></text:a><text:span text:style-name="T82"> from many scholars </text:span><text:span text:style-name="T70">included in the reference section below or on the </text:span><text:span text:style-name="T94">FACT</text:span><text:span text:style-name="T127">© </text:span><text:span text:style-name="T128"><text:s/></text:span><text:span text:style-name="T70">website.</text:span></text:p>
      <text:p text:style-name="P39"><text:span text:style-name="T70"/></text:p>
      <text:p text:style-name="P44"><text:span text:style-name="T70">Here we try to propose an alternative approach to teaching heuristics. This approach can be </text:span></text:p>
      <text:p text:style-name="P44"><text:span text:style-name="T70">seen as an extension of Schoenfeld’s (1985) approach as it also involves breaking down </text:span></text:p>
      <text:p text:style-name="P44"><text:span text:style-name="T70">general heuristics to specific heuristics; however here we start from even more general </text:span></text:p>
      <text:p text:style-name="P44"><text:span text:style-name="T70">heuristics, using the problem solving model in Figure 1 above as a structure in which we </text:span></text:p>
      <text:p text:style-name="P44"><text:span text:style-name="T70">teach heuristics. </text:span></text:p>
      <text:p text:style-name="P44"><text:span text:style-name="T70"><text:s/></text:span></text:p>
      <text:p text:style-name="P44"><text:span text:style-name="T70">The idea of such an approach is to introduce to students the ideas behind the </text:span><text:span text:style-name="T67">model</text:span><text:span text:style-name="T70">, why </text:span></text:p>
      <text:p text:style-name="P44"><text:span text:style-name="T70">these </text:span><text:span text:style-name="T67">approach is </text:span><text:span text:style-name="T70">used, first before we start breaking them down to more specific </text:span><text:span text:style-name="T67">strategies</text:span><text:span text:style-name="T70"> </text:span></text:p>
      <text:p text:style-name="P44"><text:span text:style-name="T70">and apply them to problem solving. We call this approach the top-down approach to teaching </text:span></text:p>
      <text:p text:style-name="P44"><text:span text:style-name="T67">problem solving</text:span><text:span text:style-name="T70"> because we start on the top of the hierarchy of </text:span><text:span text:style-name="T67">critical thinking </text:span><text:span text:style-name="T70">we, and slowly work our way down </text:span><text:span text:style-name="T67">through the model using specific strategies.</text:span><text:span text:style-name="T70"> Again using the example in Figure, we start by first teaching the concepts and ideas of </text:span><text:span text:style-name="T67">critical thinking</text:span><text:span text:style-name="T70">, then we move </text:span></text:p>
      <text:p text:style-name="P44"><text:span text:style-name="T70">down to the </text:span><text:span text:style-name="T67">four step Polya model, </text:span><text:span text:style-name="T70">and then move further down to </text:span><text:span text:style-name="T67">specific strategies such as </text:span><text:span text:style-name="T70">“draw a histogram”.</text:span></text:p>
      <text:p text:style-name="P95"><text:span text:style-name="T15">W</text:span><text:span text:style-name="T1">hy Coaching</text:span></text:p>
      <text:p text:style-name="P91"><text:span text:style-name="T1">M</text:span><text:span text:style-name="T10">y</text:span><text:span text:style-name="T1"> father was a successful high school football coach and counselor in North Carolina. Often dad commented that the best teac</text:span><text:span text:style-name="T10">h</text:span><text:span text:style-name="T1">in</text:span><text:span text:style-name="T10">g</text:span><text:span text:style-name="T1"> </text:span><text:span text:style-name="T10">at his </text:span><text:span text:style-name="T1">school </text:span><text:span text:style-name="T10">occurred during </text:span><text:span text:style-name="T1">football </text:span><text:span text:style-name="T10">practice</text:span><text:span text:style-name="T1">. Although I played football for dad, I couldn't help but believe that his opinion was jaded by his greatest passion in life, high school football. During this time, I found that my greatest ability was in math. Later, after teaching for several years and studying mathematics </text:span><text:span text:style-name="T5">and mathematics education at three universities</text:span><text:span text:style-name="T1">, </text:span><text:span text:style-name="T5">I realized </text:span><text:span text:style-name="T11">that math teachers, or teachers in any subject, could learn important lessons from coaches</text:span><text:span text:style-name="T5">. </text:span><text:span text:style-name="T11">Today, most literature on teaching math explicitly refers to “coaching” students rather than “lecturing.” Consider how coaching behaviors during p</text:span><text:span text:style-name="T1">ractice </text:span><text:span text:style-name="T11">in most sports: athletes are</text:span><text:span text:style-name="T1"> taught specific drills both individually and in small groups. After the coach demonstrate</text:span><text:span text:style-name="T11">s a</text:span><text:span text:style-name="T1"> skill, players practice </text:span><text:span text:style-name="T11">over and over until the skill is</text:span><text:span text:style-name="T1"> mastered. Other skills </text:span><text:span text:style-name="T11">are</text:span><text:span text:style-name="T1"> </text:span><text:span text:style-name="T11">added and connected to previously mastered skills </text:span><text:span text:style-name="T5">as </text:span><text:span text:style-name="T11">athletes</text:span><text:span text:style-name="T5"> receive constant feedback. Finally, athletes</text:span><text:span text:style-name="T11"> </text:span><text:span text:style-name="T5">underst</text:span><text:span text:style-name="T11">and</text:span><text:span text:style-name="T5"> their assignments, play the game (tested), </text:span><text:span text:style-name="T11">and after competition, or </text:span><text:span text:style-name="T5">game film </text:span><text:span text:style-name="T11">is</text:span><text:span text:style-name="T5"> reviewed by coaches and </text:span><text:span text:style-name="T11">athletes, errors are</text:span><text:span text:style-name="T5"> corrected and improvement occurred. </text:span></text:p>
      <text:p text:style-name="P91"><text:span text:style-name="T5">In contrast, </text:span><text:span text:style-name="T12">traditional teaching casts students into the role of spectators where teachers are performers. Classroom teachers</text:span><text:span text:style-name="T5"> </text:span><text:span text:style-name="T12">are often assigned as many as</text:span><text:span text:style-name="T5"> five classes each semester that </text:span><text:span text:style-name="T12">may </text:span><text:span text:style-name="T5">exceed 30 students, </text:span><text:span text:style-name="T12">are</text:span><text:span text:style-name="T5"> hardly provide</text:span><text:span text:style-name="T12">d</text:span><text:span text:style-name="T5"> </text:span><text:span text:style-name="T12">time for </text:span><text:span text:style-name="T5">one-on-one or even small group instruction, and ha</text:span><text:span text:style-name="T12">ve</text:span><text:span text:style-name="T5"> very li</text:span><text:span text:style-name="T12">mited opportunity </text:span><text:span text:style-name="T5">for much needed feedback or corrective action to help </text:span><text:span text:style-name="T12">struggling </text:span><text:span text:style-name="T5">students. During my early days in the classroom, I typically worked a few problems from the previous day's homework, reviewed material, lectured for 20 minutes, had the class try a few problems, and finally gave students more homework. </text:span><text:span text:style-name="T6">Think about it, most of the time I was performing for the students and </text:span><text:span text:style-name="T12">was </text:span><text:span text:style-name="T6">the most actively engaged person in classroom. In essence, </text:span><text:span text:style-name="T12">I </text:span><text:span text:style-name="T6">was performing for the students and they were on the sideline</text:span><text:span text:style-name="T12">s</text:span><text:span text:style-name="T6">.</text:span><text:span text:style-name="T5"> </text:span><text:span text:style-name="T6">It also begs the question whether I was covering the content and not the students. </text:span><text:span text:style-name="T5">In contrast to coaching, dad lectured little, but demonstrated techniques and immediately had teams practice the technique as he and his coaching staff provided feedback. </text:span><text:span text:style-name="T6">In the classroom the coaching approach would have students actively engaged in learning, and </text:span><text:span text:style-name="T12">the teacher/coach is </text:span><text:span text:style-name="T6">on the sidelines, ready to blow the whistle when students were not getting the assignment and making sure that they were understanding </text:span><text:soft-page-break/><text:span text:style-name="T6">the assignment. </text:span></text:p>
      <text:p text:style-name="P90"><text:span text:style-name="T1">From this approach, I see small group and individual coaching as one key to effective learning. Spending most of my time coaching students, on the sidelines, listening to their questions and observing, and providing feedback on the sort of thinking they are engaged in at any time. Students like players must master the fundamentals though </text:span><text:span text:style-name="T7">the same</text:span><text:span text:style-name="T1"> feedback and coaching. Later, they learn the fundamentals of the game and can perform with less and less coaching over time. In </text:span><text:span text:style-name="T7">the same way, if students were to learn the mathematics game, they must learn the fundamentals of good thinking and practice over and over through math problems. As a teacher, you can give students tons of information about content, but few are able to use it in a meaningful way.</text:span></text:p>
      <text:p text:style-name="P89"><text:span text:style-name="T7">In tutoring some coaching involves </text:span><text:span text:style-name="T8">modeling the type of thinking that we want to inculcate within our students. </text:span><text:span text:style-name="T16">Special efforts are made to help students gain an understanding that learning mathematics is more related to effort than to ability. Thus, students are coached to develop intellectual perseverance, confidence in reasoning, and autonomy. Note that these traits are all characteristics of good coaching whether in the classroom or sports. </text:span><text:span text:style-name="T17">The problem solving processes employed within the FACT model should be seen as dynamic, non-linear and flexible. Teach problem-solving strategies within the context of specific subject areas (</text:span><text:span text:style-name="Emphasis"><text:span text:style-name="T17">not</text:span></text:span><text:span text:style-name="T17"> as a topic separate from academic content) and, ideally, within the context of authentic activities. Learning </text:span><text:span text:style-name="T18">these and other problem-solving strategies will enable students to deal more effectively with most types of mathematical problems and enhance their reasoning skills in other subjects. As students develop and refine their own repertoire of learning strategies, math coaches highlight or concentrate on a particular strategy, and discuss aspects and application of the strategy, The</text:span><text:span text:style-name="T16"> following are proven methods that are used by MC</text:span><text:span text:style-name="T29">2</text:span><text:span text:style-name="T16"> in tutoring sessions</text:span><text:span text:style-name="T7">:</text:span></text:p>
      <text:p text:style-name="P90"><text:span text:style-name="T7">1.<text:tab/>Having students summarize in their own works what a problem or teacher is asking them <text:tab/>to </text:span><text:span text:style-name="T8">solve.</text:span></text:p>
      <text:p text:style-name="P90"><text:span text:style-name="T7"><text:tab/>Elaborate on what they understand and focus</text:span><text:span text:style-name="T8"> on accuracy. When reasoning through a <text:tab/>problem. I want to make sure I am using accurate information want to check to see if the <text:tab/>information is accurate rather than simply accept it as true. Ask how they know the <text:tab/>information they are using is accurate. </text:span></text:p>
      <text:p text:style-name="P93"><text:span text:style-name="T15">2.<text:tab/></text:span><text:span text:style-name="T1">Focus on relevance. I want to make sure I use information relevant to the problem. </text:span></text:p>
      <text:p text:style-name="P73"><text:tab/>As you coach student by modeling the thinking you want students to learn, I point out <text:tab/>exactly what mover I am making with FACT©.Have students observe the question you are <text:tab/>asking and the thinking our are displaying and then discuss the mover you made. The main <text:tab/>point is that it is my primary intention to help students learn to use these “moves” in their <text:tab/>thinking while learning and applying content of the course.</text:p>
      <text:p text:style-name="P90"><text:span text:style-name="T15">3.<text:tab/></text:span><text:span text:style-name="T7">Related to the use of content within the students' own knowledge and experience Give <text:tab/>examples to clarify or support what th</text:span><text:span text:style-name="T15">e</text:span><text:span text:style-name="T7">y said</text:span></text:p>
      <text:p text:style-name="P93"><text:soft-page-break/><text:span text:style-name="T15">4.<text:tab/></text:span><text:span text:style-name="T7">T</text:span><text:span text:style-name="T1">hink about the key concepts involved in the problems</text:span></text:p>
      <text:p text:style-name="P73"><text:tab/>Focus on clarity – try expressing the problem in a different was, elaborate on the concept, <text:tab/>relate it to another problem seen earlier, draw a picture if necessary</text:p>
      <text:p text:style-name="P90"><text:span text:style-name="T15">5.<text:tab/></text:span><text:span text:style-name="T7">Make connections between related concepts</text:span></text:p>
      <text:p text:style-name="P90"><text:span text:style-name="T15">6.<text:tab/></text:span><text:span text:style-name="T7">Devise solution strategies.</text:span></text:p>
      <text:p text:style-name="P90"><text:span text:style-name="T15">7.<text:tab/></text:span><text:span text:style-name="T7">Articulate the most pressing question on their mind </text:span></text:p>
      <text:p text:style-name="P91"><text:span text:style-name="T5">N</text:span><text:span text:style-name="T15">ow when I think of my students as the athletes and I am their coach, then some of my thinking will include the following:</text:span><text:span text:style-name="T5"> </text:span><text:span text:style-name="T1"><text:s/></text:span></text:p>
      <text:p text:style-name="P73">Most important </text:p>
      <text:p text:style-name="P88"><text:span text:style-name="T15">1.<text:tab/></text:span><text:span text:style-name="T1">Cultivate Intellectual Traits – </text:span><text:span text:style-name="T15">work on students anxiety and attitudes about or related to <text:tab/>math, help them become more autonomous, and realize that with perseverance and <text:tab/>confidence they can be successful.</text:span></text:p>
      <text:p text:style-name="P88"><text:span text:style-name="T15">2.<text:tab/></text:span><text:span text:style-name="T1">Bring </text:span><text:span text:style-name="T15">standards </text:span><text:span text:style-name="T1">into use</text:span></text:p>
      <text:list xml:id="list4364448517748068449" text:style-name="L18">
        <text:list-item>
          <text:p text:style-name="P74">Could you state it in other words/ (clarity)</text:p>
        </text:list-item>
      </text:list>
      <text:list xml:id="list8492218451422202099" text:style-name="L19">
        <text:list-item>
          <text:p text:style-name="P75">Could you be more precise? (precision)</text:p>
        </text:list-item>
        <text:list-item>
          <text:p text:style-name="P75">How can we check to see if the information you are using is accurate/ (accuracy)</text:p>
        </text:list-item>
        <text:list-item>
          <text:p text:style-name="P76">How is your you are doing is relevant to the question? (relevance)</text:p>
        </text:list-item>
        <text:list-item>
          <text:p text:style-name="P76">Can you articulate another reasonable ways of looking at the issue(breadth)</text:p>
        </text:list-item>
        <text:list-item>
          <text:p text:style-name="P76">Can you express the logic that you used (logic</text:p>
        </text:list-item>
        <text:list-item>
          <text:p text:style-name="P76">Have you focused on the most significant issue in in dealing with this problem(significant)</text:p>
          <text:p text:style-name="P83"><text:soft-page-break/></text:p>
        </text:list-item>
      </text:list>
      <text:p text:style-name="P9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18"/>
      <text:p text:style-name="P18"/>
      <text:p text:style-name="P18"/>
      <text:p text:style-name="P3"><text:span text:style-name="T64">W</text:span><text:span text:style-name="T50">orkplace</text:span></text:p>
      <text:p text:style-name="P6"><text:span text:style-name="T64">T</text:span><text:span text:style-name="T134">oday’s marketplace demands skilled workers who can think clearly, precisely, deeply, and accurately while identifying and answering questions, solving problems, and making decisions in an ever-changing environment. Today’s world demands citizens who can “evaluate, analyze, and make judgments about the multitude of messages or interactions they encounter in their daily lives” (Jones et al). At the Center Surry Community College, we strive to apply the concepts of </text:span><text:soft-page-break/><text:span text:style-name="T134">critical thinking to what we teach, how we teach, and how we assess in order to prepare students for the workplace and the world beyond.</text:span></text:p>
      <text:p text:style-name="P32"/>
      <text:p text:style-name="P32"/>
      <text:p text:style-name="P105"><text:span text:style-name="T25">C</text:span>ritical thinking encompasses the more complex executive functions, such as reasoning, motivation, and judgment – essential skills for success<text:span text:style-name="T25"> in mastering mathematics. Problem solving skills whether mathematical or any field of study </text:span>demands <text:span text:style-name="T25">students or employees </text:span>who can think clearly, precisely, deeply, and accurately while solving problems, making decisions, identifying and answering questions, evaluating, analyzing, and communicating.<text:span text:style-name="T25"> C</text:span><text:span text:style-name="T21">ritical thinking plays a vital role in facilitating </text:span><text:span text:style-name="T22">deep learning and</text:span><text:span text:style-name="T21"> is an essential skill for </text:span><text:span text:style-name="T22">learning to effectively learn mathematics </text:span><text:span text:style-name="T21">or to become a highly effective and skilled employee. <text:s/>As Richard Paul note</text:span><text:span text:style-name="T23">s</text:span><text:span text:style-name="T21">, "Critical thinking is necessary to all effective learning environments, and to all levels of education. It enables students to master systems, become more self-insightful, analyze and assess ideas more effectively, and achieve more control over their learning, their values, and their lives."</text:span></text:p>
      <text:p text:style-name="P94"><text:span text:style-name="T19">C</text:span><text:span text:style-name="T1">ritical Thinking in the Workplace</text:span></text:p>
      <text:p text:style-name="P86"><text:span text:style-name="T1">There is a growing need for workers who can adapt quickly by learning new skills or knowledge and applying those strengths quickly to respond to customer expectations. In the </text:span><text:span text:style-name="T20">Harvard Business Review</text:span><text:span text:style-name="T1">, Justin Menkes stresses the importance of good thinking skills: "Thinking critically is the primary responsibility of any manager, in any organization." Using case studies from business, he argues that critical </text:span><text:span text:style-name="T20">intellectual skills </text:span><text:span text:style-name="T1">- not likeability or charisma – are the difference between success and failure in the workplace: "It's all very well to be kind, compassionate, and charismatic. But the most crucial predictor of executive success has nothing to do with personality or style. It's brainpower." Menkes calls critical thinking "the main ingredient" in business success.<text:line-break/><text:line-break/>Connie Wolfe, Surry’s Dean of Arts and Sciences, who with Dr. Atkins led the college’s critical thinking initiative, asserts that “critical thinking is fundamental to learning any subject matter. To learn something, to truly understand it, we have to think it through, think it out, think it over – think it into our thinking. Thus, at Surry Community College, we strive to apply the concepts of critical thinking to what we teach, how we teach, and how we assess.” </text:span></text:p>
      <text:p text:style-name="P87"><text:span text:style-name="T1"><text:s/></text:span><text:span text:style-name="T74">According to Dr. Richard Paul and Dr. Linda Elder, founders of the Foundation for Critical Thinking:</text:span></text:p>
      <text:p text:style-name="P54"><text:span text:style-name="T136"><text:tab/>“</text:span>Critical thinking is that mode of thinking—about any subject, content, or problem—in <text:tab/>which the thinker improves the quality of his or her thinking by skillfully taking charge of <text:tab/>the structures inherent in thinking and imposing intellectual standards upon them.</text:p>
      <text:p text:style-name="P54"><text:tab/>A well-cultivated critical thinker:</text:p>
      <text:list xml:id="list142451547154189" text:continue-list="list7030744889664755628" text:style-name="L16">
        <text:list-item>
          <text:p text:style-name="P60">Raises vital questions and problems, formulating them clearly and precisely;</text:p>
        </text:list-item>
        <text:list-item>
          <text:p text:style-name="P60">Gathers and assesses relevant information, using abstract ideas to interpret it effectively;</text:p>
        </text:list-item>
        <text:list-item>
          <text:p text:style-name="P60">Comes to well-reasoned conclusions and solutions, testing them against relevant criteria and standards;</text:p>
        </text:list-item>
        <text:list-item>
          <text:p text:style-name="P60">Thinks open-mindedly within alternative systems of thought, recognizing and assessing, as need be, their assumptions, implications, and practical consequences; and</text:p>
        </text:list-item>
        <text:list-item>
          <text:p text:style-name="P60"><text:soft-page-break/>Communicates effectively with others in figuring out solutions to complex problems.”<text:span text:style-name="T30">1</text:span></text:p>
        </text:list-item>
      </text:list>
      <text:p text:style-name="P97"/>
      <text:p text:style-name="P61"><draw:line text:anchor-type="paragraph" draw:z-index="25" draw:style-name="gr5" draw:text-style-name="P110" svg:x1="2.2217in" svg:y1="0.2701in" svg:x2="0.9055in" svg:y2="0.8874in"><text:p/></draw:line><draw:line text:anchor-type="paragraph" draw:z-index="24" draw:style-name="gr5" draw:text-style-name="P110" svg:x1="0.65in" svg:y1="2.0358in" svg:x2="0.7543in" svg:y2="1.3339in"><text:p/></draw:line><draw:line text:anchor-type="paragraph" draw:z-index="23" draw:style-name="gr5" draw:text-style-name="P110" svg:x1="0.6118in" svg:y1="3.4004in" svg:x2="0.6307in" svg:y2="2.4429in"><text:p/></draw:line><draw:line text:anchor-type="paragraph" draw:z-index="22" draw:style-name="gr5" draw:text-style-name="P110" svg:x1="0.602in" svg:y1="4.3571in" svg:x2="0.602in" svg:y2="3.8744in"><text:p/></draw:line><draw:line text:anchor-type="paragraph" draw:z-index="21" draw:style-name="gr5" draw:text-style-name="P110" svg:x1="3.9165in" svg:y1="8.4417in" svg:x2="3.9256in" svg:y2="8.7453in"><text:p/></draw:line><draw:line text:anchor-type="paragraph" draw:z-index="20" draw:style-name="gr5" draw:text-style-name="P110" svg:x1="0.6874in" svg:y1="4.9445in" svg:x2="3.822in" svg:y2="7.911in"><text:p/></draw:line><draw:line text:anchor-type="paragraph" draw:z-index="19" draw:style-name="gr5" draw:text-style-name="P110" svg:x1="6.0567in" svg:y1="6.1189in" svg:x2="4.002in" svg:y2="7.9114in"><text:p/></draw:line><draw:line text:anchor-type="paragraph" draw:z-index="18" draw:style-name="gr5" draw:text-style-name="P110" svg:x1="6in" svg:y1="3.9165in" svg:x2="6.0665in" svg:y2="5.4504in"><text:p/></draw:line><draw:line text:anchor-type="paragraph" draw:z-index="17" draw:style-name="gr5" draw:text-style-name="P110" svg:x1="6.0571in" svg:y1="2.4783in" svg:x2="6.0472in" svg:y2="3.302in"><text:p/></draw:line><draw:line text:anchor-type="paragraph" draw:z-index="16" draw:style-name="gr5" draw:text-style-name="P110" svg:x1="4.5457in" svg:y1="0.2626in" svg:x2="6.2083in" svg:y2="1.9146in"><text:p/></draw:line><draw:ellipse text:anchor-type="paragraph" draw:z-index="15" draw:style-name="gr1" draw:text-style-name="P110" svg:width="0.7295in" svg:height="0.4071in" svg:x="0.4701in" svg:y="0.8874in"><text:p text:style-name="P110">SEE-Q</text:p></draw:ellipse><draw:rect text:anchor-type="paragraph" draw:z-index="14" draw:style-name="gr1" draw:text-style-name="P110" svg:width="1.1276in" svg:height="0.4071in" svg:x="0.0909in" svg:y="2.0362in"><text:p text:style-name="P110">Reflection</text:p></draw:rect><draw:rect text:anchor-type="paragraph" draw:z-index="13" draw:style-name="gr1" draw:text-style-name="P110" svg:width="1.2406in" svg:height="0.474in" svg:x="0.0339in" svg:y="3.4008in"><text:p text:style-name="P110">Solution</text:p></draw:rect><draw:rect text:anchor-type="paragraph" draw:z-index="12" draw:style-name="gr1" draw:text-style-name="P110" svg:width="1.9795in" svg:height="0.5878in" svg:x="-0.3445in" svg:y="4.3571in"><text:p text:style-name="P110">Carry out plan</text:p></draw:rect><draw:rect text:anchor-type="paragraph" draw:z-index="11" draw:style-name="gr1" draw:text-style-name="P110" svg:width="1.9705in" svg:height="0.6067in" svg:x="5.2055in" svg:y="5.5126in"><text:p text:style-name="P110">Devise a plan</text:p></draw:rect><draw:rect text:anchor-type="paragraph" draw:z-index="10" draw:style-name="gr1" draw:text-style-name="P110" svg:width="2.1886in" svg:height="0.4835in" svg:x="2.8654in" svg:y="7.911in"><text:p text:style-name="P110">Practice SEE_I,</text:p></draw:rect><draw:rect text:anchor-type="paragraph" draw:z-index="9" draw:style-name="gr1" draw:text-style-name="P110" svg:width="2.1122in" svg:height="0.5307in" svg:x="2.8563in" svg:y="8.678in"><text:p text:style-name="P110">Reflection – use standards</text:p></draw:rect><draw:rect text:anchor-type="paragraph" draw:z-index="8" draw:style-name="gr1" draw:text-style-name="P110" svg:width="2.5189in" svg:height="0.5685in" svg:x="4.75in" svg:y="3.302in"><text:p text:style-name="P110">Identify information, related content, </text:p><text:p text:style-name="P110">assumptions, draw a picture</text:p><text:p text:style-name="P110"/></draw:rect><draw:rect text:anchor-type="paragraph" draw:z-index="7" draw:style-name="gr1" draw:text-style-name="P110" svg:width="1.998in" svg:height="0.5642in" svg:x="5.1291in" svg:y="1.9146in"><text:p text:style-name="P110">Question or problem at issue</text:p></draw:rect><draw:rect text:anchor-type="paragraph" draw:z-index="6" draw:style-name="gr1" draw:text-style-name="P110" svg:width="2.3295in" svg:height="0.6157in" svg:x="2.2638in" svg:y="-0.0602in"><text:p text:style-name="P110">Understand the Problem</text:p></draw:rect></text:p>
      <text:p text:style-name="P62"><text:span text:style-name="T33">D</text:span><text:span text:style-name="T26">eciphering the model</text:span></text:p>
      <text:p text:style-name="P9"><text:span text:style-name="T26">I.<text:tab/> Understand the Problem (Polya </text:span><text:span text:style-name="T35">step 1) </text:span><text:span text:style-name="T26">– Do students clearly <text:tab/>understand the problem? </text:span></text:p>
      <text:p text:style-name="P10"><text:span text:style-name="T26"><text:tab/></text:span><text:span text:style-name="T38">Is the purpose clear? Why is the problem important?</text:span></text:p>
      <text:p text:style-name="P11"><text:span text:style-name="T35"><text:tab/>Have students </text:span><text:span text:style-name="T36">read and reread the problem as they </text:span><text:span text:style-name="T35">identify <text:tab/>information in the problem (known and unknowns, extraneous</text:span><text:span text:style-name="T36"> <text:tab/>information, detect missing information, </text:span><text:span text:style-name="T35">related content or concepts, <text:tab/></text:span><text:span text:style-name="T38">related problems,</text:span><text:span text:style-name="T35"> </text:span><text:span text:style-name="T37">check conditions and </text:span><text:span text:style-name="T35">assumptions, translate </text:span><text:span text:style-name="T36">into <text:tab/>symbols when appropriate</text:span><text:span text:style-name="T37">)</text:span><text:span text:style-name="T36">. </text:span></text:p>
      <text:p text:style-name="P11"><text:span text:style-name="T36"><text:tab/></text:span><text:span text:style-name="T46">Underline key terms – model for students</text:span></text:p>
      <text:p text:style-name="P11"><text:span text:style-name="T36"><text:tab/></text:span><text:span text:style-name="T46">Use SQR</text:span></text:p>
      <text:p text:style-name="P12"><text:span text:style-name="T26"><text:tab/>Ask students to identify concept/vocabulary word – </text:span><text:span text:style-name="T47">R</text:span><text:span text:style-name="T26">SEER</text:span></text:p>
      <text:p text:style-name="P12"><text:span text:style-name="T26"><text:tab/>Use mnemonics when it makes sense: </text:span><text:span text:style-name="T47">(</text:span><text:span text:style-name="T26">Please Excuse My Dear Aunt <text:tab/>Sally</text:span><text:span text:style-name="T47">)</text:span></text:p>
      <text:p text:style-name="P19"/>
      <text:p text:style-name="P11"><text:span text:style-name="T36"><text:tab/><text:tab/></text:span><text:span text:style-name="T37">Checklist for </text:span><text:span text:style-name="T38">standards</text:span></text:p>
      <text:p text:style-name="P10"><text:span text:style-name="T35"><text:tab/></text:span><text:span text:style-name="T37">CT1- C</text:span><text:span text:style-name="T35">an they </text:span><text:span text:style-name="T47">R</text:span><text:span text:style-name="T35">SEE</text:span><text:span text:style-name="T38">R</text:span><text:span text:style-name="T35"> at this point? (</text:span><text:span text:style-name="T47">read/Read, </text:span><text:span text:style-name="T35">state </text:span><text:span text:style-name="T36">or accurately <text:tab/><text:tab/><text:tab/>paraphrase </text:span><text:span text:style-name="T35">the <text:tab/>problem in their own words, elaborate, give an <text:tab/><text:tab/><text:tab/>example, </text:span><text:span text:style-name="T38">I </text:span><text:span text:style-name="T41">represent</text:span><text:span text:style-name="T38"> the problem with a drawing, diagram, <text:tab/><text:tab/><text:tab/>graph, symbol, or formula – </text:span><text:span text:style-name="T46">can students write a mathematical <text:tab/><text:tab/><text:tab/>sentence following SEER</text:span><text:span text:style-name="T38">)</text:span><text:span text:style-name="T35">. </text:span><text:span text:style-name="T46">Model the SEER process for students <text:tab/><text:tab/><text:tab/>using a familiar concept -have students practice using diagrams <text:tab/><text:tab/><text:tab/>or graphic organizers</text:span></text:p>
      <text:p text:style-name="P65"><text:span text:style-name="T35">T</text:span><text:span text:style-name="T26">eaching students to analyze:</text:span></text:p>
      <text:p text:style-name="P63"><text:soft-page-break/></text:p>
      <text:p text:style-name="P63"><text:tab/>Metacognitive Chart for Analysis with RSEER</text:p>
      <text:p text:style-name="P52"><text:span text:style-name="T26">Directions: As you complete each phase of step 1 in the problem solving process. </text:span><text:span text:style-name="T48">Check the appropriate box </text:span><text:span text:style-name="T26">below </text:span><text:span text:style-name="T48">and show steps 2 -5 on a separate page.</text:span></text:p>
      <table:table table:name="Table1" table:style-name="Table1">
        <table:table-column table:style-name="Table1.A"/>
        <table:table-column table:style-name="Table1.B"/>
        <table:table-row>
          <table:table-cell table:style-name="Table1.A1" office:value-type="string">
            <text:p text:style-name="P108">1. Read/Reread</text:p>
          </table:table-cell>
          <table:table-cell table:style-name="Table1.B1" office:value-type="string">
            <text:p text:style-name="P109"/>
          </table:table-cell>
        </table:table-row>
        <table:table-row>
          <table:table-cell table:style-name="Table1.A2" office:value-type="string">
            <text:p text:style-name="P108">2. State the problem in your own words</text:p>
          </table:table-cell>
          <table:table-cell table:style-name="Table1.B2" office:value-type="string">
            <text:p text:style-name="P107"/>
          </table:table-cell>
        </table:table-row>
        <table:table-row>
          <table:table-cell table:style-name="Table1.A2" office:value-type="string">
            <text:p text:style-name="P108">3. Elaborate – can you say more...in other words its similar to...</text:p>
          </table:table-cell>
          <table:table-cell table:style-name="Table1.B2" office:value-type="string">
            <text:p text:style-name="P107"/>
          </table:table-cell>
        </table:table-row>
        <table:table-row>
          <table:table-cell table:style-name="Table1.A2" office:value-type="string">
            <text:p text:style-name="P108">4. Example – can you give an example from a similar problem that you solved</text:p>
          </table:table-cell>
          <table:table-cell table:style-name="Table1.B2" office:value-type="string">
            <text:p text:style-name="P107"/>
          </table:table-cell>
        </table:table-row>
        <table:table-row>
          <table:table-cell table:style-name="Table1.A2" office:value-type="string">
            <text:p text:style-name="P108">5. Representation – can you provide a drawing, mathematical sentence, graph</text:p>
          </table:table-cell>
          <table:table-cell table:style-name="Table1.B2" office:value-type="string">
            <text:p text:style-name="P107"/>
          </table:table-cell>
        </table:table-row>
      </table:table>
      <text:p text:style-name="P63"/>
      <text:p text:style-name="P64"/>
      <text:p text:style-name="P49">After you have cheek off all four steps, answer the following questions:</text:p>
      <text:p text:style-name="P50">1.<text:tab/>What is the problem asking or what question am I trying to answer?</text:p>
      <text:p text:style-name="P53"><text:span text:style-name="T26">2.<text:tab/></text:span><text:span text:style-name="T49">What information is still missing?</text:span></text:p>
      <text:p text:style-name="P51">3. <text:tab/>What do I not understand about the problem or question?</text:p>
      <text:p text:style-name="P51">4.<text:tab/>What math concepts are relevant?</text:p>
      <text:p text:style-name="P51">5.<text:tab/>Discuss the problem</text:p>
      <text:p text:style-name="P66"><text:span text:style-name="T35">CT</text:span><text:span text:style-name="T37">2</text:span><text:span text:style-name="T35"> – Question(s) at issue? Can I </text:span><text:span text:style-name="T36">paraphrase-</text:span><text:span text:style-name="T35"> it precisely? </text:span></text:p>
      <text:p text:style-name="P66"><text:span text:style-name="T35">Break it down into sub-goals? Are </text:span><text:span text:style-name="T37">my</text:span><text:span text:style-name="T35"> questions relevant to my understanding? What questions to I have before I can begin to devise a solution plan? (arrow denotes to always reflect current activity with previous component of FACT</text:span><text:span text:style-name="T32">©</text:span><text:span text:style-name="T35">) </text:span></text:p>
      <text:p text:style-name="P67"><text:span text:style-name="T35">R</text:span><text:span text:style-name="T26">eflect – </text:span><text:span text:style-name="T39">modify SEER (final check before devising plan)</text:span></text:p>
      <text:p text:style-name="P20"><text:tab/><text:tab/></text:p>
      <text:p text:style-name="P20"><text:soft-page-break/>II. <text:tab/>Devise a plan (Polya step 2):</text:p>
      <text:p text:style-name="P21"><text:tab/>Estimate (quantity measure or magnitude)</text:p>
      <text:p text:style-name="P22"><text:tab/>Reflect on possible strategies -</text:p>
      <text:p text:style-name="P13"><text:span text:style-name="T39">Can other points of view for arriving at conclusion.</text:span><text:span text:style-name="T26"> </text:span></text:p>
      <text:p text:style-name="P14"><text:span text:style-name="T26"><text:tab/>Have students develop a line of reasoning Map and explain the plan – </text:span><text:span text:style-name="T42">bring in the solution</text:span></text:p>
      <text:p text:style-name="P7"><text:span text:style-name="T44">Breakdown problem <text:s/>- </text:span><text:span text:style-name="T43">simplification – </text:span><text:span text:style-name="T26">Identify goals and sub-goals- </text:span><text:span text:style-name="T44">actions and strategies</text:span></text:p>
      <text:p text:style-name="P23">Connect and analyze data – <text:span text:style-name="T140">connect between data and unknowns consider </text:span></text:p>
      <text:p text:style-name="P68"/>
      <text:p text:style-name="P23"><text:span text:style-name="T140">auxiliary problem solution plan is not accessible</text:span></text:p>
      <text:p text:style-name="P28">Have you seen it before?</text:p>
      <text:p text:style-name="P28">Do you know a related problem/</text:p>
      <text:p text:style-name="P28">Do you know a useful theory,</text:p>
      <text:p text:style-name="P28">Can you solve part of the problem</text:p>
      <text:p text:style-name="P8"><text:span text:style-name="T26">Work backwards</text:span></text:p>
      <text:p text:style-name="P7"><text:span text:style-name="T26">Importance of visual tools – </text:span><text:span text:style-name="T44">picture of what I am thinking, develops a mental model (flow chart step 5)</text:span></text:p>
      <text:p text:style-name="P21"><text:tab/>Revise first estimate</text:p>
      <text:p text:style-name="P28">Can you restate the problem differently</text:p>
      <text:p text:style-name="P28">Are you using all of the data?</text:p>
      <text:p text:style-name="P28">Does some of the information seem irrelevant? Or not needed</text:p>
      <text:p text:style-name="P28">SEER again</text:p>
      <text:p text:style-name="P28"><text:soft-page-break/>Make a table and look for patterns</text:p>
      <text:p text:style-name="P29">Can you articulate another reasonable way of looking at the issue (breadth)</text:p>
      <text:p text:style-name="P29">Can you express the loci that you used (logic)</text:p>
      <text:p text:style-name="P29">Have you focused on the most significant issue in dealing with this problem? (significance<text:span text:style-name="T142">)</text:span></text:p>
      <text:list xml:id="list7950771908619423504" text:style-name="L21">
        <text:list-item>
          <text:p text:style-name="P58">Provide scaffolding for difficult problems (e.g., break them into smaller and simpler problems, give hints about possible strategies, or provide partial solutions).</text:p>
        </text:list-item>
        <text:list-item>
          <text:p text:style-name="P59"><text:span text:style-name="T142">Ask students to explain what they are doing as they work through a problem</text:span></text:p>
        </text:list-item>
      </text:list>
      <text:p text:style-name="P69"/>
      <text:p text:style-name="P21">III.<text:tab/>Implementing a solution plan -</text:p>
      <text:p text:style-name="P24">Carry out the plan</text:p>
      <text:p text:style-name="P24">monitor how well he or she is arriving at conclusion?</text:p>
      <text:p text:style-name="P24">Allow for mistakes/errors</text:p>
      <text:p text:style-name="P29">How can we check to see if the information you are using is accurate? (accuracy)</text:p>
      <text:p text:style-name="P29">How to you know that what you are doing is relevant to the question? (relevance)</text:p>
      <text:p text:style-name="P29"/>
      <text:p text:style-name="P28">Can you seed clearly that the step is correct/</text:p>
      <text:p text:style-name="P28">Can you [prove <text:s/>that it is correct?</text:p>
      <text:p text:style-name="P24">keep track and save all results/data</text:p>
      <text:p text:style-name="P24">show all of my work include partial solutions</text:p>
      <text:p text:style-name="P24">compare attempts to solve similar problems</text:p>
      <text:p text:style-name="P24"><text:soft-page-break/>check answers for accuracy</text:p>
      <text:p text:style-name="P24">revise plan</text:p>
      <text:p text:style-name="P24">How can I check my answer?</text:p>
      <text:p text:style-name="P24">Can I work the problem using a different method?</text:p>
      <text:p text:style-name="P24">Does the answer make sense?</text:p>
      <text:p text:style-name="P24">Am I being logical?</text:p>
      <text:p text:style-name="P24">IV.<text:tab/>Reflecting on the Problem</text:p>
      <text:p text:style-name="P15"><text:span text:style-name="T26">Verify conclusion in different ways – different </text:span><text:span text:style-name="T40">pathway</text:span></text:p>
      <text:p text:style-name="P24">Did the plan work <text:line-break/>were correct assumptions made?</text:p>
      <text:p text:style-name="P29">Can you check the result?</text:p>
      <text:p text:style-name="P29">Does the argument make sense?</text:p>
      <text:p text:style-name="P29">Does your answer make sense?</text:p>
      <text:p text:style-name="P29">Did you answer all parts of the problem?What did you learn form completing the problem?</text:p>
      <text:p text:style-name="P29">If I encountered a similar problem in the future, how could I better solve it?<text:span text:style-name="T141">Is the answer unique or are there others? Can I explain my answer in the context of the problem?</text:span></text:p>
      <text:p text:style-name="P16"><text:span text:style-name="T26">How can I check my work for accuracy? - </text:span><text:span text:style-name="T45">check against standards – accuracy clarity, depth</text:span></text:p>
      <text:p text:style-name="P25"/>
      <text:p text:style-name="P24">V. Extend the problem</text:p>
      <text:p text:style-name="P28">Can you use the results of or the method, for some other problem</text:p>
      <text:p text:style-name="P26"><text:soft-page-break/></text:p>
      <text:p text:style-name="P26">Notes:</text:p>
      <text:p text:style-name="P26">See Elder and Paul checklist for reasoning</text:p>
      <text:p text:style-name="P26">standards: clarity accuracy, relevance, significance, logic, completeness</text:p>
      <text:p text:style-name="P26">Coach for rewarding perseverance, effort, develop confidence in reasoning, autonomy</text:p>
      <text:p text:style-name="P20"/>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99"><text:soft-page-break/><text:span text:style-name="T143">C</text:span>ritical Thinking in Students' Acquisition of Foundational and factual Knowledge </text:p>
      <text:p text:style-name="P100">Steve Atkins, Vice President and Chief Academic Officer </text:p>
      <text:p text:style-name="P92"><text:span text:style-name="T132">The purpose of this article is to argue that critical thinking concepts and strategies should not be absent from students’ acquisition of factual knowledge and basic skills. Self-reflection, Intellectual Standards, and the Elements of Reasoning, as detailed in Richard Paul and Linda Elder’s model for critical thinking (2001), should be applied to even the most basic levels of knowledge. The m</text:span><text:span text:style-name="T133">e</text:span><text:span text:style-name="T132">tacognitive aspects of the model are necessary for learning foundational material as well as for developing deep understanding of advanced concepts. It is often suggested that students, especially students enrolled in introductory courses within a </text:span><text:span text:style-name="T1">curriculum program, need the basics (e.g., factual information or rote procedures) as a foundation for the critical thinking reserved for upper-level courses. Others have expressed concerns that if critical thinking is integrated into teaching, then course content may be sacrificed. From this perspective, critical thinking is viewed as an add-on to instruction rather than a means for thinking about all course-related content. It is implied within this view that factual knowledge can be adequately learned for subsequent recall and application without students’ engaging in aspects of critical thinking as they construct knowledge. </text:span></text:p>
      <text:p text:style-name="P77"><text:span text:style-name="T144">Rote Memorization vs. Conceptual Understanding</text:span> </text:p>
      <text:p text:style-name="P77">Proponents of critical thinking do not impugn the value of learning factual content. Indeed, thinking critically relies on a store of relevant knowledge about the issue at hand, and advocates for critical thinking do not promote asking students to form opinions or solve problems without having to know anything a priori. However, the quality of students’ understanding of factual information depends on how the new knowledge is constructed. It is hard to imagine any educator wanting students to learn factual information through rote memorization without understanding the meaning of what is learned. Can we think of any situation in which the goal is to memorize without full attention or comprehension? Similarly, the belief that students’ attainment of foundational skills and factual knowledge occurs without active engagement in critical thinking assumes that retention and transfer of knowledge for advanced problem solving is facilitated through rote or transmission models of learning. In essence, retention requires that students remember what they have learned, whereas transfer requires students not only to remember but also to gain a conceptual understanding of and be able to use what they have learned. Rote learning may consist of relevant knowledge, but it is limited in its use for problem solving and for transfer to new situations. Moreover, when faculty focus too heavily on rote learning at the expense of conceptual understanding, students’ ability to apply material for practical or intellectual purposes is limited. </text:p>
      <text:p text:style-name="P77">Researchers have often described the effect of traditional teaching practices that emphasize rote learning rather than conceptual understanding and critical thinking. For example, Donald Blais (1988) stated that traditional teaching in mathematics that involves giving students a maximum of explanation implies the creation of a listener-follower role for students. Such a role, he conjectures, contributes to dependence, fosters the growth of learned helplessness, and encourages students to memorize information instead of constructing robust knowledge structures. Blais contended that traditional mathematics courses focus too much on transmitting content at the expense of thought processes. He felt that the focus should be on the development of thinking skills and conceptual understanding. </text:p>
      <text:p text:style-name="P77"><text:soft-page-break/><text:s/> <text:span text:style-name="T144">The Role of Metacognition </text:span></text:p>
      <text:p text:style-name="P77">The essence of Paul and Elder’s model for critical thinking is metacognition: applying intellectual tools to assess and monitor thinking in order to make thinking better—more clear, more accurate, more defensible. Current literature in mathematics and science education supports an emphasis on metacognition for all levels of instruction—arithmetic through calculus and beyond. Metacognition focuses on methodology which develops students’ metacognitive skills, meaning one’s own knowledge concerning one’s own thoughts. In particular, research on the role of metacognition in problem solving has been concerned with two related components: (a) knowledge of one’s own thought processes and (b) regulation and monitoring of one’s activity during problem solving. Alan Schoenfeld (1987) asserted that good problem solving calls for using effectively what you know: “If you don’t have a good sense of what you know, you may find it difficult to be an efficient problem solver” (p. 190). </text:p>
      <text:p text:style-name="P84">Elements of Reasoning and Intellectual Standards </text:p>
      <text:p text:style-name="P77">To further explore the relevance of critical thinking to the acquisition of factual or foundational knowledge, consider the effects of excluding aspects of Paul and Elder’s Elements of Reasoning and Intellectual Standards from the teaching/learning process. First, consider a learning environment where one (or more) of the Elements of Reasoning is not accessible for students’ learning. In this event, students learn content without understanding (1) the purpose of this information within a conceptual framework, (2) how the information is used in an attempt to figure something out, (3) how the information could be used to support or challenge students’ assumptions or points of view, (4) how the information shapes concepts, etc. Hence, factual knowledge without the Elements of Reasoning becomes irrelevant and disconnected to concepts at hand and detached from its value or practical use. Without the Elements, FACT©s are not integrated within the larger conceptual framework to which they relate. </text:p>
      <text:p text:style-name="P84">Elements of Reasoning </text:p>
      <text:p text:style-name="P77">• All reasoning has a purpose. </text:p>
      <text:p text:style-name="P77">• All reasoning is an attempt to figure something out, to settle some question, to solve some </text:p>
      <text:p text:style-name="P77">problem. </text:p>
      <text:p text:style-name="P77">• All reasoning is based on assumptions. </text:p>
      <text:p text:style-name="P77">• All reasoning is done from some point of view. </text:p>
      <text:p text:style-name="P77">• All reasoning is based on data, information, and evidence. </text:p>
      <text:p text:style-name="P77"><text:soft-page-break/>• All reasoning is expressed through, and shaped by, concepts and ideas. </text:p>
      <text:p text:style-name="P77">• All reasoning contains inferences by which we draw conclusions and give meaning to data. </text:p>
      <text:p text:style-name="P77">• All reasoning leads somewhere, has implications and consequences. </text:p>
      <text:p text:style-name="P77">Paul and Elder’s Intellectual Standards are defined as universal intellectual standards which are applied to thinking whenever one is interested in checking the quality of reasoning about a problem, issue, or situation. To help students learn course content, Paul and Elder suggest that instructors should pose questions which probe student thinking, hold students accountable for their thinking, and, through consistent use by instructors in the classroom, become internalized by students as questions they need to ask themselves. Paul and Elder assert that these questions need to become ingrained in students’ inner voices, guiding them to better thinking. As in the previous example, the exclusion of one or more standards suggests that students learn content but are not held accountable for knowing and communicating the content clearly, accurately, precisely, with relevance, in depth, or with logic. Hence, excluding intellectual standards from learning suggests the occurrence of rote/superficial learning and teaching. Moreover, having students inculcate the standards into their thinking provides them with the metacognitive tools suggested by Schoenfeld as necessary for effective problem solving.  </text:p>
      <text:p text:style-name="P84">Intellectual Standards </text:p>
      <text:p text:style-name="P77">• Clarity </text:p>
      <text:p text:style-name="P77">• Accuracy </text:p>
      <text:p text:style-name="P77">• Precision </text:p>
      <text:p text:style-name="P77">• Relevance </text:p>
      <text:p text:style-name="P77">• Depth </text:p>
      <text:p text:style-name="P77">• Breadth </text:p>
      <text:p text:style-name="P77">• Logic </text:p>
      <text:p text:style-name="P77">In summary, critical thinking gives students a set of intellectual tools associated with metacognition and self-monitoring appropriate to any particular mode or domain of thinking. Though students think, they ordinarily do not think in ways that lead to self-assessment and reflection. Applying critical thinking concepts to foundational and factual knowledge is necessary <text:soft-page-break/>for promoting our students' conceptual understanding of course content. </text:p>
      <text:p text:style-name="P84">References </text:p>
      <text:p text:style-name="P77">Blais, D.M. (1988). Constructivism: A theoretical revolution for algebra. The Mathematics Teacher, 81 (11), 64-31. </text:p>
      <text:p text:style-name="P77">Paul, R. &amp; Elder, L. (2001). Critical Thinking: Tools for Taking Charge of Your Learning and Your Life. Upper Saddle River, N.J: Prentice Hall </text:p>
      <text:p text:style-name="P77">Schoenfeld, A.H. (1987). Cognitive science and mathematics education. Hillsdale, N.J: Lawrence Erlbaum Associates. </text:p>
      <text:p text:style-name="P78"><text:span text:style-name="T146">Dewey, J. (1933). How to Think: A restatement of the relation of reflective thinking of the educative process. Boston: Heath.</text:span></text:p>
      <text:p text:style-name="P78"><text:span text:style-name="T146">Garfloa, J. &amp; Lester, F. K. (1985). Metacognition, cognitive monitoring, and mathematical performance. Journal for Research in Mathematics Education, 16, 163-176/ </text:span></text:p>
      <text:p text:style-name="P78"><text:span text:style-name="T146">Lesh, R. (1981). Applied mathematical problem solving. Educational Studies in Mathematics, 12(20, 235-265. </text:span></text:p>
      <text:p text:style-name="P81">Stillmanm G. (2010) Metacognition research in mathematics education: from hot topic to mature field. ZDM <text:span text:style-name="T148">International Journal for </text:span>Mathematics Education. Australian Catholic University. Australia</text:p>
      <text:p text:style-name="P78"><text:span text:style-name="T146">National Council of Supervisors of Mathematics. (1978). Position paper on basic mathematical skills.. Mathematics Teacher, 71(2), 147-52.How we think: A restatement of the relation of reflective think to the educative process. Boston: Heath</text:span></text:p>
      <text:p text:style-name="P79"><text:span text:style-name="T146">P</text:span>olya, G. (1973). how to solve it. Princeton University Press.</text:p>
      <text:p text:style-name="P79">Schoenfeld, A.H. (1983). Episodic and executive decisions in mathematics problem solving. In R. Lesh &amp; M. Landau, Acquisition of mathematics concepts and processes. New York'\: Academic Press. </text:p>
      <text:p text:style-name="P79">Schoenfeld, A.H. (1987). Cognition science and mathematics education: An overview. Cognitive science and mathematics education. Hillsdale, NJ: Lawrence Erlbaum. </text:p>
      <text:p text:style-name="P79"><text:soft-page-break/>Silver, E.A., Branca, N. &amp; Adams, V. (1980). Metacognition. The missing link in problem solving? Proceeding of the fourth international conference for the psychology of mathematics education. Berkeley, CA:PME.</text:p>
      <text:p text:style-name="P79">Suydam, M. (1987). Implications from research on problem solving. In F. R. Curcio, Teaching and learning. A problem solving focus. Reston, VA: National Council of Teachers of Mathematics. </text:p>
      <text:p text:style-name="P79">Wilson, J., Fernandez, M., Hadaway, N. (2013). Mathematical Problem Solving. The University of Georgia <text:span text:style-name="T147">(retrieved from the web.)</text:span>. </text:p>
      <text:p text:style-name="P79">Florida Department of Education (2010). Classroom cognitive and meta-cognitive strategies for teachers:Research-based strategies for problem-solving in mathematics K-12. Bureau of Exceptional Education and Student Services, Florida Department of Eduction. Tallahassee, Fl.</text:p>
      <text:p text:style-name="P80">Siew, J. (2013). Top-Down Approach to Teaching Problem Solving Heuristics in Mathematics. Center for Research in Pedagogy and Practice, National Institute of Education, Nanyang Technological University, Singapore. </text:p>
      <text:p text:style-name="P81">Lucas, C.A., Goerss, B.L. (2007). Using a post-graphic organizer in the mathematics classroom. Journal of Reading Education, 32(2), 26-30. </text:p>
      <text:p text:style-name="P81">National Library of Virtual Math Manipulative. Retrieved from the Web. http://nlvm.usu.edu/en/nav/vlibrary.html </text:p>
      <text:p text:style-name="P81">Logical Reasoning Reimer, W. &amp; Reimer, L (2005). Historical connections in mathematics volume III: <text:s/>resources for using history of mathematics in the classroom. AIMS Educational Foundation. </text:p>
      <text:p text:style-name="P81">Arcavi, A. (2003). The role of visual representations in the learning of mathematics. <text:s/>Educational Studies in Mathematics, 52, 215-241. </text:p>
      <text:p text:style-name="P81"><text:s/>Cawley, J., Parmar, R., Foley, T. E., Salmon, S., &amp; Roy, S. (2001). Arithmetic performance of students: Implications for standards and programming. <text:s/>Exceptional Children, 67, 311–328. </text:p>
      <text:p text:style-name="P81">Montague, M. (2003). Solve it: A mathematical problem-solving instructional program. <text:s/>Reston, VA: Exceptional Innovations. </text:p>
      <text:p text:style-name="P81"/>
      <text:p text:style-name="P82">Kramarski, B.&amp; Mevarech, Z. (2003). Enhancing mathematical reasoning in the classroom: effects of cooperative learning and metacognitiive training. American Educational Research Journal. <text:soft-page-break/>40(1), 281-3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rial1" svg:font-family="Arial"/>
    <style:font-face style:name="Mangal1" svg:font-family="Mangal"/>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y_20_Gradient_20_1" draw:display-name="Gray Gradient 1" draw:style="linear" draw:start-color="#1c1c1c" draw:end-color="#cccccc" draw:start-intensity="100%" draw:end-intensity="100%" draw:angle="0" draw:border="0%"/>
    <draw:marker draw:name="Double_20_arrow_20_curved" draw:display-name="Double arrow curved" svg:viewBox="0 0 2132 2132" svg:d="m1066 0 1066 2132h-2132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ormal_20__28_Web_29_" style:display-name="Normal (Web)" style:family="paragraph" style:parent-style-name="Standard">
      <style:paragraph-properties fo:margin-top="0.1945in" fo:margin-bottom="0.1945in" style:contextual-spacing="false"/>
    </style:style>
    <style:style style:name="body" style:family="paragraph" style:parent-style-name="Standard">
      <style:paragraph-properties fo:margin-top="0.1945in" fo:margin-bottom="0.1945in" style:contextual-spacing="false" style:line-height-at-least="0.1465in"/>
      <style:text-properties fo:color="#000000" style:font-name="Verdana" fo:font-size="8pt" style:font-size-asian="8pt" style:font-name-complex="Verdana" style:font-size-complex="8pt"/>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4T13:13:34.690000000</meta:creation-date>
    <meta:editing-duration>P9DT13H11M2S</meta:editing-duration>
    <meta:editing-cycles>26</meta:editing-cycles>
    <meta:generator>LibreOffice/4.1.1.2$Windows_x86 LibreOffice_project/7e4286b58adc75a14f6d83f53a03b6c11fa2903</meta:generator>
    <dc:date>2013-11-04T14:24:13.256000000</dc:date>
    <meta:print-date>2013-10-29T10:43:52.841000000</meta:print-date>
    <meta:document-statistic meta:table-count="1" meta:image-count="0" meta:object-count="0" meta:page-count="23" meta:paragraph-count="223" meta:word-count="6743" meta:character-count="44302" meta:non-whitespace-character-count="37583"/>
  </office:meta>
</office:document-meta>
</file>